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6"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fo:min-height="1.5cm"/>
    </style:style>
    <style:style style:name="gr8" style:family="graphic" style:parent-style-name="standard">
      <style:graphic-properties draw:fill="solid" draw:fill-color="#00cccc" draw:textarea-vertical-align="middle" draw:auto-grow-height="false" fo:min-height="0.749cm" fo:min-width="0.499cm"/>
    </style:style>
    <style:style style:name="gr9"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0" style:family="graphic" style:parent-style-name="Заголовок_20_сущности">
      <style:graphic-properties draw:marker-end="ERD_5f_0..1"/>
    </style:style>
    <style:style style:name="gr11" style:family="graphic" style:parent-style-name="Заголовок_20_сущности">
      <style:graphic-properties draw:marker-end="ERD_5f_0..1"/>
    </style:style>
    <style:style style:name="gr12"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13" style:family="graphic" style:parent-style-name="standard">
      <style:graphic-properties draw:stroke="none" svg:stroke-color="#000000" draw:fill="none" draw:fill-color="#ffffff" fo:min-height="2cm"/>
    </style:style>
    <style:style style:name="gr14" style:family="graphic" style:parent-style-name="standard">
      <style:graphic-properties draw:fill="solid" draw:fill-color="#cccccc" draw:textarea-horizontal-align="center" draw:textarea-vertical-align="middle"/>
    </style:style>
    <style:style style:name="gr15"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dash" draw:stroke-dash="Dash_20_2"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17" style:family="graphic" style:parent-style-name="standard">
      <style:graphic-properties svg:stroke-width="0cm" draw:fill="solid" draw:fill-color="#ffffff" draw:textarea-horizontal-align="justify" draw:textarea-vertical-align="middle" draw:auto-grow-height="false" fo:padding-top="0.075cm" fo:padding-bottom="0.075cm" fo:padding-left="0.1cm" fo:padding-right="0.1cm"/>
    </style:style>
    <style:style style:name="gr18"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19" style:family="graphic" style:parent-style-name="standard">
      <style:graphic-properties svg:stroke-width="0cm" draw:fill="solid" draw:fill-color="#ffff99" draw:textarea-horizontal-align="justify" draw:textarea-vertical-align="middle" draw:auto-grow-height="false" fo:padding-top="0.075cm" fo:padding-bottom="0.075cm" fo:padding-left="0.1cm" fo:padding-right="0.1cm"/>
    </style:style>
    <style:style style:name="gr20" style:family="graphic" style:parent-style-name="standard">
      <style:graphic-properties svg:stroke-width="0cm" draw:fill="solid" draw:fill-color="#9999ff" draw:textarea-horizontal-align="justify" draw:textarea-vertical-align="middle" draw:auto-grow-height="false" fo:padding-top="0.075cm" fo:padding-bottom="0.075cm" fo:padding-left="0.1cm" fo:padding-right="0.1cm"/>
    </style:style>
    <style:style style:name="gr21" style:family="graphic" style:parent-style-name="standard">
      <style:graphic-properties draw:stroke="none" svg:stroke-color="#000000" draw:fill="none" draw:fill-color="#ffffff" fo:min-height="1cm"/>
    </style:style>
    <style:style style:name="gr22" style:family="graphic" style:parent-style-name="standard">
      <style:graphic-properties svg:stroke-width="0cm" draw:fill="solid" draw:fill-color="#ffffcc" draw:textarea-horizontal-align="justify" draw:textarea-vertical-align="middle" draw:auto-grow-height="false" fo:padding-top="0.075cm" fo:padding-bottom="0.075cm" fo:padding-left="0.1cm" fo:padding-right="0.1cm" fo:wrap-option="no-wrap"/>
    </style:style>
    <style:style style:name="gr2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1.75cm"/>
    </style:style>
    <style:style style:name="gr25" style:family="graphic" style:parent-style-name="standard">
      <style:graphic-properties svg:stroke-width="0cm" draw:textarea-horizontal-align="center" draw:textarea-vertical-align="middle" fo:padding-top="0.075cm" fo:padding-bottom="0.075cm" fo:padding-left="0.1cm" fo:padding-right="0.1cm"/>
    </style:style>
    <style:style style:name="gr26"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27"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28"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29"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30"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31"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32"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33"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34"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3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3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4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graphic-properties draw:textarea-horizontal-align="center" draw:textarea-vertical-align="middle"/>
    </style:style>
    <style:style style:name="gr56"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57"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58"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5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66"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67"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6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7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svg:stroke-width="0cm" draw:auto-grow-height="false" fo:min-height="0.749cm" fo:min-width="0.499cm" fo:padding-top="0.075cm" fo:padding-bottom="0.075cm" fo:padding-left="0.1cm" fo:padding-right="0.1cm" fo:wrap-option="no-wrap"/>
    </style:style>
    <style:style style:name="gr78"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79"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80" style:family="graphic" style:parent-style-name="standard">
      <style:graphic-properties svg:stroke-width="0cm" draw:marker-start-width="0.2cm" draw:marker-end-width="0.2cm" draw:fill="solid" draw:fill-color="#cccccc" draw:textarea-horizontal-align="left" draw:textarea-vertical-align="middle" fo:padding-top="0.075cm" fo:padding-bottom="0.075cm" fo:padding-left="0.1cm" fo:padding-right="0.1cm"/>
    </style:style>
    <style:style style:name="gr81"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82"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83" style:family="graphic" style:parent-style-name="standard">
      <style:graphic-properties svg:stroke-width="0cm" draw:fill="solid" draw:fill-color="#0099ff" draw:auto-grow-height="false" fo:min-height="2.169cm" fo:min-width="5.336cm" fo:padding-top="0.075cm" fo:padding-bottom="0.075cm" fo:padding-left="0.1cm" fo:padding-right="0.1cm"/>
    </style:style>
    <style:style style:name="gr84" style:family="graphic" style:parent-style-name="standard">
      <style:graphic-properties svg:stroke-width="0cm" draw:fill="solid" draw:fill-color="#aecf00" draw:textarea-vertical-align="middle" draw:auto-grow-height="false" fo:min-height="0.75cm" fo:min-width="0.5cm" fo:padding-top="0.075cm" fo:padding-bottom="0.075cm" fo:padding-left="0.1cm" fo:padding-right="0.1cm" fo:wrap-option="wrap"/>
    </style:style>
    <style:style style:name="gr85"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86" style:family="graphic" style:parent-style-name="standard">
      <style:graphic-properties draw:stroke="dash" draw:stroke-dash="Line_20_Style_20_1" svg:stroke-width="0cm" draw:textarea-horizontal-align="justify" draw:textarea-vertical-align="middle" draw:auto-grow-height="false" fo:padding-top="0.075cm" fo:padding-bottom="0.075cm" fo:padding-left="0.1cm" fo:padding-right="0.1cm"/>
    </style:style>
    <style:style style:name="gr87" style:family="graphic" style:parent-style-name="standard">
      <style:graphic-properties svg:stroke-width="0cm" draw:marker-start-width="0.2cm" draw:marker-end-width="0.2cm" draw:fill="solid" draw:fill-color="#9999ff" draw:textarea-horizontal-align="left" draw:textarea-vertical-align="middle" draw:auto-grow-height="false" fo:padding-top="0.075cm" fo:padding-bottom="0.075cm" fo:padding-left="0.1cm" fo:padding-right="0.1cm"/>
    </style:style>
    <style:style style:name="gr88" style:family="graphic" style:parent-style-name="standard">
      <style:graphic-properties svg:stroke-width="0cm" draw:fill="solid" draw:fill-color="#e9baff" draw:textarea-horizontal-align="left" draw:textarea-vertical-align="top" draw:auto-grow-height="false" fo:padding-top="0.075cm" fo:padding-bottom="0.075cm" fo:padding-left="0.1cm" fo:padding-right="0.1cm"/>
    </style:style>
    <style:style style:name="gr89" style:family="graphic" style:parent-style-name="standard">
      <style:graphic-properties svg:stroke-width="0cm" draw:fill="solid" draw:fill-color="#a982cc" draw:textarea-horizontal-align="justify" draw:textarea-vertical-align="middle" draw:auto-grow-height="false" fo:padding-top="0.075cm" fo:padding-bottom="0.075cm" fo:padding-left="0.1cm" fo:padding-right="0.1cm"/>
    </style:style>
    <style:style style:name="gr90" style:family="graphic" style:parent-style-name="standard">
      <style:graphic-properties svg:stroke-width="0cm" draw:fill="solid" draw:fill-color="#c8f2ff" draw:textarea-horizontal-align="left" draw:textarea-vertical-align="top" draw:auto-grow-height="false" fo:padding-top="0.075cm" fo:padding-bottom="0.075cm" fo:padding-left="0.1cm" fo:padding-right="0.1cm"/>
    </style:style>
    <style:style style:name="gr91" style:family="graphic" style:parent-style-name="standard">
      <style:graphic-properties svg:stroke-width="0cm" draw:fill="solid" draw:fill-color="#99ccff" draw:textarea-horizontal-align="justify" draw:textarea-vertical-align="middle" draw:auto-grow-height="false" fo:padding-top="0.075cm" fo:padding-bottom="0.075cm" fo:padding-left="0.1cm" fo:padding-right="0.1cm"/>
    </style:style>
    <style:style style:name="gr92" style:family="graphic" style:parent-style-name="standard">
      <style:graphic-properties svg:stroke-width="0cm" draw:marker-start-width="0.2cm" draw:marker-end-width="0.2cm" draw:fill="solid" draw:fill-color="#33cc66" draw:textarea-horizontal-align="left" draw:textarea-vertical-align="top" draw:auto-grow-height="false" fo:padding-top="0.075cm" fo:padding-bottom="0.075cm" fo:padding-left="0.1cm" fo:padding-right="0.1cm"/>
    </style:style>
    <style:style style:name="gr93" style:family="graphic" style:parent-style-name="standard">
      <style:graphic-properties svg:stroke-width="0cm" draw:marker-start-width="0.2cm" draw:marker-end-width="0.2cm" draw:fill="solid" draw:fill-color="#94bd5e" draw:textarea-horizontal-align="left" draw:textarea-vertical-align="top" draw:auto-grow-height="false" fo:padding-top="0.075cm" fo:padding-bottom="0.075cm" fo:padding-left="0.1cm" fo:padding-right="0.1cm"/>
    </style:style>
    <style:style style:name="gr94"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95" style:family="graphic" style:parent-style-name="standard">
      <style:graphic-properties draw:stroke="dash" draw:stroke-dash="Fine_20_Dashed" svg:stroke-width="0.1cm" svg:stroke-color="#008080" draw:marker-start-width="0.35cm" draw:marker-end="Arrowheads_20_1" draw:marker-end-width="0.75cm" draw:textarea-horizontal-align="center" draw:textarea-vertical-align="middle" fo:padding-top="0.175cm" fo:padding-bottom="0.175cm" fo:padding-left="0.3cm" fo:padding-right="0.3cm"/>
    </style:style>
    <style:style style:name="gr96" style:family="graphic" style:parent-style-name="standard">
      <style:graphic-properties svg:stroke-width="0cm" draw:fill="solid" draw:fill-color="#2300dc" draw:textarea-horizontal-align="justify" draw:textarea-vertical-align="middle" draw:auto-grow-height="false" fo:padding-top="0.075cm" fo:padding-bottom="0.075cm" fo:padding-left="0.1cm" fo:padding-right="0.1cm"/>
    </style:style>
    <style:style style:name="gr97" style:family="graphic" style:parent-style-name="standard">
      <style:graphic-properties svg:stroke-width="0cm" draw:fill="solid" draw:fill-color="#00dcff" draw:textarea-horizontal-align="left" draw:textarea-vertical-align="top" draw:auto-grow-height="false" fo:padding-top="0.075cm" fo:padding-bottom="0.075cm" fo:padding-left="0.1cm" fo:padding-right="0.1cm"/>
    </style:style>
    <style:style style:name="P1" style:family="paragraph">
      <style:paragraph-properties fo:margin-left="2.107cm" fo:margin-right="0.2cm" fo:text-indent="-1.697cm"/>
    </style:style>
    <style:style style:name="P2" style:family="paragraph">
      <style:paragraph-properties fo:text-align="center"/>
    </style:style>
    <style:style style:name="P3"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4" style:family="paragraph">
      <style:paragraph-properties fo:margin-left="1.814cm" fo:margin-right="0.3cm" fo:text-indent="-1.463cm"/>
    </style:style>
    <style:style style:name="P5"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6" style:family="paragraph">
      <style:paragraph-properties fo:margin-left="2.498cm" fo:margin-right="0.527cm" fo:text-indent="-2.198cm"/>
    </style:style>
    <style:style style:name="P7" style:family="paragraph">
      <style:paragraph-properties fo:margin-left="2.498cm" fo:margin-right="0.527cm" fo:text-indent="-2.107cm"/>
    </style:style>
    <style:style style:name="P8" style:family="paragraph">
      <style:paragraph-properties fo:margin-left="0.4cm" fo:margin-right="0.2cm" fo:text-indent="2.575cm"/>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fo:text-align="center"/>
      <style:text-properties fo:font-style="italic" style:font-style-asian="italic" style:font-style-complex="italic"/>
    </style:style>
    <style:style style:name="P11" style:family="paragraph">
      <style:paragraph-properties fo:margin-left="1.58cm" fo:margin-right="0.234cm" fo:text-indent="-1.112cm"/>
    </style:style>
    <style:style style:name="P12" style:family="paragraph">
      <style:paragraph-properties fo:margin-left="1.58cm" fo:margin-right="0.2cm" fo:text-indent="-1.171cm"/>
    </style:style>
    <style:style style:name="P13" style:family="paragraph">
      <style:text-properties fo:font-weight="bold" style:font-weight-asian="bold" style:font-weight-complex="bold"/>
    </style:style>
    <style:style style:name="P14" style:family="paragraph">
      <style:paragraph-properties style:text-autospace="none"/>
    </style:style>
    <style:style style:name="P15" style:family="paragraph">
      <style:paragraph-properties fo:text-align="start"/>
      <style:text-properties fo:font-family="'Courier New'" style:font-family-generic="modern" style:font-pitch="fixed"/>
    </style:style>
    <style:style style:name="P16" style:family="paragraph">
      <style:paragraph-properties fo:margin-left="2.325cm" fo:margin-right="0.941cm" fo:text-indent="-1.882cm"/>
    </style:style>
    <style:style style:name="P17" style:family="paragraph">
      <style:text-properties fo:font-style="normal" style:font-style-asian="normal" style:font-style-complex="normal"/>
    </style:style>
    <style:style style:name="P18" style:family="paragraph">
      <style:paragraph-properties fo:margin-left="0cm" fo:margin-right="0.043cm" fo:text-align="center" fo:text-indent="0cm"/>
    </style:style>
    <style:style style:name="P19" style:family="paragraph">
      <style:paragraph-properties fo:margin-left="0cm" fo:margin-right="0.043cm" fo:text-align="center" fo:text-indent="0cm"/>
      <style:text-properties fo:font-size="15pt" style:font-size-asian="10pt" style:font-size-complex="10pt"/>
    </style:style>
    <style:style style:name="P20" style:family="paragraph">
      <style:paragraph-properties fo:margin-left="0cm" fo:margin-right="0.043cm" fo:text-align="center" fo:text-indent="0cm"/>
      <style:text-properties fo:font-size="15pt" fo:font-weight="bold" style:font-size-asian="10pt" style:font-size-complex="10pt"/>
    </style:style>
    <style:style style:name="P21" style:family="paragraph">
      <style:text-properties fo:font-family="'Courier New'" style:font-family-generic="modern" style:font-pitch="fixed" fo:font-weight="bold" style:font-weight-asian="bold" style:font-weight-complex="bold"/>
    </style:style>
    <style:style style:name="P22"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P25" style:family="paragraph">
      <style:paragraph-properties fo:text-align="start"/>
    </style:style>
    <style:style style:name="P26"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27" style:family="paragraph">
      <style:paragraph-properties fo:margin-left="1.5cm" fo:margin-right="0cm" fo:text-align="start" fo:text-indent="-1.3cm" style:text-autospace="none"/>
    </style:style>
    <style:style style:name="P28" style:family="paragraph">
      <style:paragraph-properties fo:margin-left="1.5cm" fo:margin-right="0cm" fo:text-align="start" fo:text-indent="-1.3cm" style:text-autospace="none"/>
      <style:text-properties fo:font-family="'Courier New'" style:font-family-generic="modern" style:font-pitch="fixed"/>
    </style:style>
    <style:style style:name="P29"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30" style:family="paragraph">
      <style:paragraph-properties fo:text-align="center"/>
      <style:text-properties fo:font-family="'Courier New'" style:font-family-generic="modern" style:font-pitch="fixed" fo:font-weight="bold" style:font-weight-asian="bold" style:font-weight-complex="bold"/>
    </style:style>
    <style:style style:name="P31" style:family="paragraph">
      <style:paragraph-properties fo:margin-left="1.5cm" fo:margin-right="0cm" fo:text-align="start" fo:text-indent="-1.3cm"/>
    </style:style>
    <style:style style:name="P32" style:family="paragraph">
      <style:paragraph-properties fo:margin-left="1.5cm" fo:margin-right="0cm" fo:text-indent="-1.3cm"/>
    </style:style>
    <style:style style:name="P33" style:family="paragraph">
      <style:paragraph-properties fo:margin-left="1.5cm" fo:margin-right="0cm" fo:text-align="center" fo:text-indent="-1.3cm"/>
    </style:style>
    <style:style style:name="P34" style:family="paragraph">
      <style:paragraph-properties fo:margin-left="1.3cm" fo:margin-right="0cm" fo:text-indent="-1.3cm"/>
    </style:style>
    <style:style style:name="P35" style:family="paragraph">
      <style:paragraph-properties fo:margin-left="1.3cm" fo:margin-right="0cm" fo:text-align="center" fo:text-indent="-1.3cm"/>
    </style:style>
    <style:style style:name="P36" style:family="paragraph">
      <style:paragraph-properties fo:margin-left="1.3cm" fo:margin-right="0cm" fo:text-align="center" fo:text-indent="-1.3cm"/>
      <style:text-properties fo:font-style="normal" fo:font-weight="normal" style:font-style-asian="normal" style:font-weight-asian="normal" style:font-style-complex="normal" style:font-weight-complex="normal"/>
    </style:style>
    <style:style style:name="P37" style:family="paragraph">
      <style:paragraph-properties fo:text-align="start"/>
      <style:text-properties fo:color="#008080" fo:font-family="'Courier New'" style:font-family-generic="modern" style:font-pitch="fixed" fo:font-style="normal" fo:font-weight="bold" style:font-style-asian="normal" style:font-weight-asian="bold" style:font-style-complex="normal" style:font-weight-complex="bold"/>
    </style:style>
    <style:style style:name="P38" style:family="paragraph">
      <style:paragraph-properties fo:text-align="center"/>
      <style:text-properties fo:color="#ffffff"/>
    </style:style>
    <style:style style:name="T1"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3"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9" style:family="text">
      <style:text-properties fo:color="#000000" fo:language="lv" fo:country="LV"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0"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2" style:family="text">
      <style:text-properties fo:color="#0000ff" fo:font-size="24pt" fo:font-weight="bold" style:font-size-asian="24pt" style:font-weight-asian="bold" style:font-size-complex="24pt"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6" style:family="text">
      <style:text-properties fo:font-family="'Courier New'" style:font-family-generic="modern" style:font-pitch="fixed"/>
    </style:style>
    <style:style style:name="T17" style:family="text">
      <style:text-properties fo:font-size="15pt" style:font-size-asian="10pt" style:font-size-complex="10pt"/>
    </style:style>
    <style:style style:name="T18" style:family="text">
      <style:text-properties fo:font-size="15pt" fo:font-style="italic" style:font-size-asian="10pt" style:font-style-asian="italic" style:font-size-complex="10pt" style:font-style-complex="italic"/>
    </style:style>
    <style:style style:name="T19" style:family="text">
      <style:text-properties fo:font-size="15pt" fo:font-weight="bold" style:font-size-asian="10pt" style:font-size-complex="10pt"/>
    </style:style>
    <style:style style:name="T20" style:family="text">
      <style:text-properties fo:font-family="'Courier New'" style:font-family-generic="modern" style:font-pitch="fixed" fo:font-weight="bold" style:font-weight-asian="bold" style:font-weight-complex="bold"/>
    </style:style>
    <style:style style:name="T21" style:family="text">
      <style:text-properties fo:font-family="'Courier New'" style:font-family-generic="modern" style:font-pitch="fixed" fo:font-size="16pt" fo:font-weight="bold" style:font-size-asian="16pt" style:font-weight-asian="bold" style:font-size-complex="16pt" style:font-weight-complex="bold"/>
    </style:style>
    <style:style style:name="T22" style:family="text">
      <style:text-properties fo:font-size="40pt" fo:font-weight="bold" style:font-size-asian="40pt" style:font-weight-asian="bold" style:font-size-complex="40pt" style:font-weight-complex="bold"/>
    </style:style>
    <style:style style:name="T23" style:family="text">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5" style:family="text">
      <style:text-properties fo:font-family="'Courier New'" style:font-family-generic="modern" style:font-pitch="fixed" fo:font-size="18pt" fo:font-weight="bold" style:font-size-asian="18pt" style:font-weight-asian="bold" style:font-size-complex="18pt" style:font-weight-complex="bold"/>
    </style:style>
    <style:style style:name="T26"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27"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28"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29"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0"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1"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32"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33" style:family="text">
      <style:text-properties fo:font-family="'Courier New'" style:font-family-generic="modern" style:font-pitch="fixed" fo:font-size="18pt" style:font-size-asian="18pt" style:font-size-complex="18pt"/>
    </style:style>
    <style:style style:name="T34" style:family="text">
      <style:text-properties fo:font-family="'Courier New'" style:font-family-generic="modern" style:font-pitch="fixed" fo:font-size="18pt" fo:font-style="italic" style:font-size-asian="18pt" style:font-style-asian="italic" style:font-size-complex="18pt" style:font-style-complex="italic"/>
    </style:style>
    <style:style style:name="T35"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6"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37" style:family="text">
      <style:text-properties fo:color="#00808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8" style:family="text">
      <style:text-properties fo:color="#ffffff" fo:font-family="'Courier New'" style:font-family-generic="modern" style:font-pitch="fixed"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Список_20_атрибутов_20_сущносей" draw:id="id3" draw:layer="layout" svg:width="10cm" svg:height="4cm" svg:x="70cm" svg:y="93cm">
          <draw:glue-point draw:id="4" svg:x="-5cm" svg:y="-3.701cm"/>
          <draw:glue-point draw:id="5" svg:x="-5cm" svg:y="-1.017cm"/>
          <draw:glue-point draw:id="6" svg:x="3cm" svg:y="5cm"/>
          <text:p><text:span text:style-name="T1">Person ID</text:span><text:span text:style-name="T2"> </text:span></text:p>
          <text:p text:style-name="P1"><text:span text:style-name="T3">Person type</text:span></text:p>
        </draw:rect>
        <draw:rect draw:style-name="gr1" draw:text-style-name="P3" draw:id="id6" draw:layer="layout" svg:width="10cm" svg:height="1cm" svg:x="70cm" svg:y="92cm">
          <draw:glue-point draw:id="4" svg:x="3.333cm" svg:y="-5cm"/>
          <text:p text:style-name="P2"><text:span text:style-name="T4">Person</text:span></text:p>
        </draw:rect>
        <draw:rect draw:style-name="Кодификатор" draw:id="id8" draw:layer="layout" svg:width="8cm" svg:height="7.5cm" svg:x="85.5cm" svg:y="89cm">
          <text:p><text:span text:style-name="T5">Persons types:</text:span></text:p>
          <text:p><text:span text:style-name="T6"/></text:p>
          <text:p>human</text:p>
          <text:p text:style-name="P4">organisation </text:p>
          <text:p text:style-name="P4"/>
          <text:p text:style-name="P4">undefined</text:p>
          <text:p text:style-name="P4">unclassified</text:p>
        </draw:rect>
        <draw:connector draw:style-name="gr2" draw:text-style-name="P2" draw:layer="layout" svg:x1="64.241cm" svg:y1="95cm" svg:x2="60.5cm" svg:y2="95cm" draw:start-shape="id1" draw:start-glue-point="3" draw:end-shape="id2" draw:end-glue-point="1" svg:d="m64241 95000h-3741">
          <text:p/>
        </draw:connector>
        <draw:g draw:id="id1">
          <draw:custom-shape draw:style-name="gr3" draw:text-style-name="P5" draw:layer="layout" svg:width="2cm" svg:height="2cm" svg:x="64.241cm" svg:y="94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4.541cm" svg:y="94.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66.241cm" svg:y1="95cm" svg:x2="70cm" svg:y2="95cm" draw:start-shape="id1" draw:start-glue-point="1" draw:end-shape="id3" svg:d="m66241 95000h3759">
          <text:p/>
        </draw:connector>
        <draw:connector draw:style-name="gr2" draw:text-style-name="P2" draw:layer="layout" svg:x1="75cm" svg:y1="86.3cm" svg:x2="75cm" svg:y2="83.5cm" draw:start-shape="id4" draw:start-glue-point="0" draw:end-shape="id5" draw:end-glue-point="2" svg:d="m75000 86300v-2800">
          <text:p/>
        </draw:connector>
        <draw:g draw:id="id4">
          <draw:custom-shape draw:style-name="gr3" draw:text-style-name="P5" draw:layer="layout" svg:width="2cm" svg:height="2cm" svg:x="74cm" svg:y="86.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4.3cm" svg:y="86.6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75cm" svg:y1="88.3cm" svg:x2="75cm" svg:y2="92cm" draw:start-shape="id4" draw:start-glue-point="2" draw:end-shape="id6" draw:end-glue-point="0" svg:d="m75000 88300v3700">
          <text:p/>
        </draw:connector>
        <draw:connector draw:style-name="gr5" draw:text-style-name="P2" draw:layer="layout" svg:x1="75cm" svg:y1="97cm" svg:x2="58.5cm" svg:y2="108.5cm" draw:start-shape="id3" draw:start-glue-point="2" draw:end-shape="id7" draw:end-glue-point="1" svg:d="m75000 97000v11500h-16500">
          <text:p/>
        </draw:connector>
        <draw:connector draw:style-name="Привязка_20_кодификатора" draw:layer="layout" draw:type="line" svg:x1="85.5cm" svg:y1="92.75cm" svg:x2="81cm" svg:y2="95cm" draw:start-shape="id8" draw:end-shape="id9" draw:end-glue-point="1" svg:d="m85500 92750-4500 2250">
          <text:p/>
        </draw:connector>
        <draw:rect draw:style-name="Список_20_атрибутов_20_сущносей" draw:id="id5" draw:layer="layout" svg:width="12cm" svg:height="5.5cm" svg:x="69cm" svg:y="78cm">
          <text:p><text:span text:style-name="T8">Person ID</text:span></text:p>
          <text:p text:style-name="P6"><text:span text:style-name="T9">Language ISO 639-3 code</text:span></text:p>
          <text:p text:style-name="P6"><text:span text:style-name="T3">Language skill</text:span></text:p>
          <text:p text:style-name="P6"><text:span text:style-name="T3">Language priority (priority of use, the bigger - the more preferable by this person )</text:span></text:p>
        </draw:rect>
        <draw:rect draw:style-name="Свойства_20_атрибутов" draw:layer="layout" svg:width="1cm" svg:height="5.5cm" svg:x="81cm" svg:y="78cm">
          <draw:glue-point draw:id="4" svg:x="5.01cm" svg:y="-2.142cm"/>
          <draw:glue-point draw:id="5" svg:x="5.01cm" svg:y="3.571cm"/>
          <text:p><text:span text:style-name="T10">#</text:span></text:p>
          <text:p><text:span text:style-name="T10">*</text:span></text:p>
          <text:p><text:span text:style-name="T10">o</text:span></text:p>
          <text:p><text:span text:style-name="T10">*</text:span></text:p>
        </draw:rect>
        <draw:g>
          <draw:rect draw:style-name="Заголовок_20_сущности" draw:layer="layout" svg:width="12cm" svg:height="2cm" svg:x="69cm" svg:y="76cm">
            <text:p/>
          </draw:rect>
          <draw:rect draw:style-name="Заголовок_20_сущности" draw:layer="layout" svg:width="10.824cm" svg:height="1.428cm" svg:x="69.588cm" svg:y="76.286cm">
            <text:p><text:span text:style-name="T4">Person language</text:span></text:p>
          </draw:rect>
        </draw:g>
        <draw:rect draw:style-name="Список_20_атрибутов_20_сущносей" draw:id="id12" draw:layer="layout" svg:width="9cm" svg:height="8cm" svg:x="48.5cm" svg:y="104.5cm">
          <draw:glue-point draw:id="4" svg:x="-5cm" svg:y="-3.701cm"/>
          <draw:glue-point draw:id="5" svg:x="-5cm" svg:y="-1.017cm"/>
          <text:p><text:span text:style-name="T1">Contact ID</text:span><text:span text:style-name="T2"> </text:span></text:p>
          <text:p><text:span text:style-name="T11">Person ID</text:span></text:p>
          <text:p><text:span text:style-name="T3">Contact type</text:span></text:p>
          <text:p text:style-name="P7"><text:span text:style-name="T3">Contact priority (priority of use, the bigger - the more preferable by this person)</text:span></text:p>
          <text:p text:style-name="P7"><text:span text:style-name="T3">Contact constraints</text:span></text:p>
        </draw:rect>
        <draw:rect draw:style-name="Свойства_20_атрибутов" draw:id="id7" draw:layer="layout" svg:width="1cm" svg:height="8cm" svg:x="57.5cm" svg:y="104.5cm">
          <text:p><text:span text:style-name="T10">#</text:span></text:p>
          <text:p><text:span text:style-name="T10">*</text:span></text:p>
          <text:p><text:span text:style-name="T10">o</text:span></text:p>
          <text:p><text:span text:style-name="T10">o</text:span></text:p>
          <text:p><text:span text:style-name="T10"/></text:p>
          <text:p><text:span text:style-name="T10"/></text:p>
          <text:p><text:span text:style-name="T10"/></text:p>
          <text:p><text:span text:style-name="T10"/></text:p>
          <text:p><text:span text:style-name="T10"/></text:p>
          <text:p><text:span text:style-name="T10">o</text:span></text:p>
        </draw:rect>
        <draw:rect draw:style-name="Список_20_атрибутов_20_сущносей" draw:text-style-name="P8" draw:layer="layout" svg:width="13cm" svg:height="6cm" svg:x="46.5cm" svg:y="92cm">
          <draw:glue-point draw:id="4" svg:x="-5cm" svg:y="-3.701cm"/>
          <draw:glue-point draw:id="5" svg:x="-5cm" svg:y="-1.017cm"/>
          <text:p><text:span text:style-name="T8">Person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2" draw:layer="layout" svg:width="1cm" svg:height="6cm" svg:x="59.5cm" svg:y="92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rect draw:style-name="Список_20_атрибутов_20_сущносей" draw:text-style-name="P8" draw:layer="layout" svg:width="13cm" svg:height="6cm" svg:x="26.5cm" svg:y="105.5cm">
          <draw:glue-point draw:id="4" svg:x="-5cm" svg:y="-3.701cm"/>
          <draw:glue-point draw:id="5" svg:x="-5cm" svg:y="-1.017cm"/>
          <text:p><text:span text:style-name="T8">Contact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11" draw:layer="layout" svg:width="1cm" svg:height="6cm" svg:x="39.5cm" svg:y="105.5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connector draw:style-name="gr2" draw:text-style-name="P2" draw:layer="layout" svg:x1="43.6cm" svg:y1="108.5cm" svg:x2="40.5cm" svg:y2="108.5cm" draw:start-shape="id10" draw:start-glue-point="3" draw:end-shape="id11" draw:end-glue-point="1" svg:d="m43600 108500h-3100">
          <text:p/>
        </draw:connector>
        <draw:g draw:id="id10">
          <draw:custom-shape draw:style-name="gr3" draw:text-style-name="P5" draw:layer="layout" svg:width="2cm" svg:height="2cm" svg:x="43.6cm" svg:y="107.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3.9cm" svg:y="107.8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45.6cm" svg:y1="108.5cm" svg:x2="48.5cm" svg:y2="108.5cm" draw:start-shape="id10" draw:start-glue-point="1" draw:end-shape="id12" svg:d="m45600 108500h2900">
          <text:p/>
        </draw:connector>
        <draw:g>
          <draw:rect draw:style-name="Заголовок_20_сущности" draw:layer="layout" svg:width="13cm" svg:height="2cm" svg:x="46.5cm" svg:y="90cm">
            <text:p/>
          </draw:rect>
          <draw:rect draw:style-name="Заголовок_20_сущности" draw:layer="layout" svg:width="11.726cm" svg:height="1.428cm" svg:x="47.137cm" svg:y="90.286cm">
            <text:p><text:span text:style-name="T4">Person name</text:span></text:p>
          </draw:rect>
        </draw:g>
        <draw:polyline draw:style-name="gr6" draw:text-style-name="P2" draw:layer="layout" svg:width="91.999cm" svg:height="90.999cm" svg:x="6cm" svg:y="69cm" svg:viewBox="0 0 92000 91000" draw:points="0,5057 92000,5057 92000,91000 2360,91000 2360,0">
          <text:p/>
        </draw:polyline>
        <draw:frame draw:style-name="gr7" draw:text-style-name="P9" draw:layer="layout" svg:width="11cm" svg:height="1.75cm" svg:x="10.5cm" svg:y="77cm">
          <draw:text-box>
            <text:p><text:span text:style-name="T12">Package: Person-Contact</text:span></text:p>
          </draw:text-box>
        </draw:frame>
        <draw:custom-shape draw:style-name="gr8" draw:text-style-name="P10" draw:layer="layout" svg:width="28cm" svg:height="7.5cm" svg:x="28.5cm" svg:y="3.5cm">
          <text:p><text:span text:style-name="T13">Copyright (C) 2010 Andrejs Sisojevs &lt;andrejs.sisojevs@nextmail.ru&gt;</text:span></text:p>
          <text:p><text:span text:style-name="T13"/></text:p>
          <text:p><text:span text:style-name="T13">All rights reserved.</text:span></text:p>
          <text:p><text:span text:style-name="T13"/></text:p>
          <text:p><text:span text:style-name="T13">For license and copyright information, see the file COPYRIGHT</text:span></text:p>
          <text:p><text:span text:style-name="T14"/></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Заголовок_20_сущности" draw:layer="layout" svg:width="9cm" svg:height="2cm" svg:x="48.5cm" svg:y="102.5cm">
          <text:p><text:span text:style-name="T4">Concact</text:span></text:p>
        </draw:rect>
        <draw:rect draw:style-name="Заголовок_20_сущности" draw:layer="layout" svg:width="13cm" svg:height="3.5cm" svg:x="26.5cm" svg:y="102cm">
          <text:p/>
        </draw:rect>
        <draw:rect draw:style-name="Заголовок_20_сущности" draw:layer="layout" svg:width="12cm" svg:height="2.5cm" svg:x="27cm" svg:y="102.5cm">
          <text:p/>
        </draw:rect>
        <draw:rect draw:style-name="Заголовок_20_сущности" draw:layer="layout" svg:width="11cm" svg:height="1.832cm" svg:x="27.5cm" svg:y="102.834cm">
          <text:p><text:span text:style-name="T4">Contact name</text:span></text:p>
        </draw:rect>
        <draw:rect draw:style-name="Список_20_атрибутов_20_сущносей" draw:layer="layout" svg:width="9.017cm" svg:height="5.499cm" svg:x="54.5cm" svg:y="126.5cm">
          <draw:glue-point draw:id="4" svg:x="-5cm" svg:y="-3.701cm"/>
          <draw:glue-point draw:id="5" svg:x="-5cm" svg:y="-1.017cm"/>
          <text:p><text:span text:style-name="T8">Contact ID</text:span><text:span text:style-name="T15"> </text:span></text:p>
          <text:p><text:span text:style-name="T2"/></text:p>
          <text:p><text:span text:style-name="T3">Phone number</text:span></text:p>
        </draw:rect>
        <draw:rect draw:style-name="Свойства_20_атрибутов" draw:layer="layout" svg:width="1cm" svg:height="5.499cm" svg:x="63.5cm" svg:y="126.5cm">
          <text:p><text:span text:style-name="T10">#</text:span></text:p>
          <text:p><text:span text:style-name="T10"/></text:p>
          <text:p><text:span text:style-name="T10">*</text:span></text:p>
          <text:p><text:span text:style-name="T10"/></text:p>
        </draw:rect>
        <draw:connector draw:style-name="gr9" draw:text-style-name="P2" draw:layer="layout" draw:line-skew="-0.076cm" svg:x1="53cm" svg:y1="116.15cm" svg:x2="59cm" svg:y2="123cm" draw:start-shape="id13" draw:start-glue-point="2" draw:end-shape="id14" draw:end-glue-point="0" svg:d="m53000 116150v3350h6000v3500">
          <text:p/>
        </draw:connector>
        <draw:g draw:id="id13">
          <draw:custom-shape draw:style-name="gr3" draw:text-style-name="P5" draw:layer="layout" svg:width="2cm" svg:height="2cm" svg:x="52cm" svg:y="114.1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2.3cm" svg:y="114.4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3cm" svg:y1="114.15cm" svg:x2="53cm" svg:y2="112.5cm" draw:start-shape="id13" draw:start-glue-point="0" draw:end-shape="id12" draw:end-glue-point="2" svg:d="m53000 114150v-1650">
          <text:p/>
        </draw:connector>
        <draw:rect draw:style-name="gr10" draw:id="id14" draw:layer="layout" svg:width="9cm" svg:height="3.5cm" svg:x="54.5cm" svg:y="123cm">
          <text:p/>
        </draw:rect>
        <draw:rect draw:style-name="gr10" draw:layer="layout" svg:width="8.308cm" svg:height="2.5cm" svg:x="54.846cm" svg:y="123.5cm">
          <text:p/>
        </draw:rect>
        <draw:rect draw:style-name="gr11" draw:layer="layout" svg:width="7.616cm" svg:height="1.832cm" svg:x="55.192cm" svg:y="123.834cm">
          <text:p><text:span text:style-name="T4">Contact phone</text:span></text:p>
        </draw:rect>
        <draw:rect draw:style-name="Список_20_атрибутов_20_сущносей" draw:layer="layout" svg:width="8.754cm" svg:height="5.499cm" svg:x="43cm" svg:y="126.5cm">
          <draw:glue-point draw:id="4" svg:x="-5cm" svg:y="-3.701cm"/>
          <draw:glue-point draw:id="5" svg:x="-5cm" svg:y="-1.017cm"/>
          <text:p><text:span text:style-name="T8">Contact ID</text:span><text:span text:style-name="T15"> </text:span></text:p>
          <text:p><text:span text:style-name="T2"/></text:p>
          <text:p><text:span text:style-name="T3">Fax number</text:span></text:p>
        </draw:rect>
        <draw:rect draw:style-name="Свойства_20_атрибутов" draw:layer="layout" svg:width="1cm" svg:height="5.499cm" svg:x="51.737cm" svg:y="126.5cm">
          <text:p><text:span text:style-name="T10">#</text:span></text:p>
          <text:p><text:span text:style-name="T10"/></text:p>
          <text:p><text:span text:style-name="T10">*</text:span></text:p>
          <text:p><text:span text:style-name="T10"/></text:p>
        </draw:rect>
        <draw:connector draw:style-name="gr9" draw:text-style-name="P2" draw:layer="layout" draw:line-skew="-0.076cm" svg:x1="53cm" svg:y1="116.15cm" svg:x2="47.368cm" svg:y2="123cm" draw:start-shape="id13" draw:start-glue-point="2" draw:end-shape="id15" draw:end-glue-point="0" svg:d="m53000 116150v3350h-5632v3500">
          <text:p/>
        </draw:connector>
        <draw:rect draw:style-name="gr10" draw:id="id15" draw:layer="layout" svg:width="8.737cm" svg:height="3.5cm" svg:x="43cm" svg:y="123cm">
          <text:p/>
        </draw:rect>
        <draw:rect draw:style-name="gr10" draw:layer="layout" svg:width="8.065cm" svg:height="2.5cm" svg:x="43.336cm" svg:y="123.5cm">
          <text:p/>
        </draw:rect>
        <draw:rect draw:style-name="gr11" draw:layer="layout" svg:width="7.393cm" svg:height="1.832cm" svg:x="43.672cm" svg:y="123.834cm">
          <text:p><text:span text:style-name="T4">Contact fax</text:span></text:p>
        </draw:rect>
        <draw:rect draw:style-name="Список_20_атрибутов_20_сущносей" draw:layer="layout" svg:width="9cm" svg:height="5.499cm" svg:x="66.5cm" svg:y="126.5cm">
          <draw:glue-point draw:id="4" svg:x="-5cm" svg:y="-3.701cm"/>
          <draw:glue-point draw:id="5" svg:x="-5cm" svg:y="-1.017cm"/>
          <text:p><text:span text:style-name="T8">Contact ID</text:span><text:span text:style-name="T15"> </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text:p><text:span text:style-name="T3">Mail recepient name</text:span></text:p>
        </draw:rect>
        <draw:rect draw:style-name="Свойства_20_атрибутов" draw:layer="layout" svg:width="1cm" svg:height="5.499cm" svg:x="75.322cm" svg:y="126.5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text:p><text:span text:style-name="T10"/></text:p>
        </draw:rect>
        <draw:connector draw:style-name="gr9" draw:text-style-name="P2" draw:layer="layout" draw:line-skew="-0.601cm" svg:x1="53cm" svg:y1="116.15cm" svg:x2="70.991cm" svg:y2="123.051cm" draw:start-shape="id13" draw:start-glue-point="2" draw:end-shape="id16" draw:end-glue-point="0" svg:d="m53000 116150v2850h17991v4051">
          <text:p/>
        </draw:connector>
        <draw:rect draw:style-name="gr10" draw:id="id16" draw:layer="layout" svg:width="8.983cm" svg:height="3.449cm" svg:x="66.5cm" svg:y="123.051cm">
          <text:p/>
        </draw:rect>
        <draw:rect draw:style-name="gr10" draw:layer="layout" svg:width="8.293cm" svg:height="2.463cm" svg:x="66.845cm" svg:y="123.544cm">
          <text:p/>
        </draw:rect>
        <draw:rect draw:style-name="gr11" draw:layer="layout" svg:width="7.602cm" svg:height="1.805cm" svg:x="67.19cm" svg:y="123.873cm">
          <text:p><text:span text:style-name="T4">Contact postal </text:span></text:p>
          <text:p><text:span text:style-name="T4">address</text:span></text:p>
        </draw:rect>
        <draw:rect draw:style-name="Список_20_атрибутов_20_сущносей" draw:layer="layout" svg:width="9.129cm" svg:height="5.499cm" svg:x="78.5cm" svg:y="126.5cm">
          <draw:glue-point draw:id="4" svg:x="-5cm" svg:y="-3.701cm"/>
          <draw:glue-point draw:id="5" svg:x="-5cm" svg:y="-1.017cm"/>
          <text:p><text:span text:style-name="T8">Contact ID</text:span><text:span text:style-name="T15"> </text:span></text:p>
          <text:p><text:span text:style-name="T2"/></text:p>
          <text:p><text:span text:style-name="T11">Person ID</text:span></text:p>
          <text:p text:style-name="P11"><text:span text:style-name="T3">Description of representation role performed by contact person</text:span></text:p>
        </draw:rect>
        <draw:rect draw:style-name="Свойства_20_атрибутов" draw:layer="layout" svg:width="1cm" svg:height="5.499cm" svg:x="87.612cm" svg:y="126.5cm">
          <text:p><text:span text:style-name="T10">#</text:span></text:p>
          <text:p><text:span text:style-name="T10"/></text:p>
          <text:p><text:span text:style-name="T10">*</text:span></text:p>
          <text:p><text:span text:style-name="T10">o</text:span></text:p>
        </draw:rect>
        <draw:connector draw:style-name="gr9" draw:text-style-name="P2" draw:layer="layout" draw:line-skew="-1.101cm" svg:x1="53cm" svg:y1="116.15cm" svg:x2="83.056cm" svg:y2="123.051cm" draw:start-shape="id13" draw:start-glue-point="2" draw:end-shape="id17" draw:end-glue-point="0" svg:d="m53000 116150v2350h30056v4551">
          <text:p/>
        </draw:connector>
        <draw:rect draw:style-name="Заголовок_20_сущности" draw:id="id17" draw:layer="layout" svg:width="9.112cm" svg:height="3.449cm" svg:x="78.5cm" svg:y="123.051cm">
          <draw:glue-point draw:id="4" svg:x="2.097cm" svg:y="-5.001cm"/>
          <text:p/>
        </draw:rect>
        <draw:rect draw:style-name="Заголовок_20_сущности" draw:layer="layout" svg:width="8.412cm" svg:height="2.463cm" svg:x="78.85cm" svg:y="123.544cm">
          <text:p/>
        </draw:rect>
        <draw:rect draw:style-name="Заголовок_20_сущности" draw:layer="layout" svg:width="7.71cm" svg:height="1.805cm" svg:x="79.201cm" svg:y="123.873cm">
          <text:p><text:span text:style-name="T4">Contact person</text:span></text:p>
        </draw:rect>
        <draw:rect draw:style-name="Список_20_атрибутов_20_сущносей" draw:layer="layout" svg:width="9cm" svg:height="5.499cm" svg:x="31.5cm" svg:y="126.5cm">
          <draw:glue-point draw:id="4" svg:x="-5cm" svg:y="-3.701cm"/>
          <draw:glue-point draw:id="5" svg:x="-5cm" svg:y="-1.017cm"/>
          <text:p><text:span text:style-name="T8">Contact ID</text:span><text:span text:style-name="T15"> </text:span></text:p>
          <text:p><text:span text:style-name="T2"/></text:p>
          <text:p><text:span text:style-name="T3">e-mail address</text:span></text:p>
        </draw:rect>
        <draw:rect draw:style-name="Свойства_20_атрибутов" draw:layer="layout" svg:width="1.059cm" svg:height="5.499cm" svg:x="40.5cm" svg:y="126.5cm">
          <text:p><text:span text:style-name="T10">#</text:span></text:p>
          <text:p><text:span text:style-name="T10"/></text:p>
          <text:p><text:span text:style-name="T10">*</text:span></text:p>
          <text:p><text:span text:style-name="T10"/></text:p>
        </draw:rect>
        <draw:connector draw:style-name="gr9" draw:text-style-name="P2" draw:layer="layout" draw:line-skew="-0.576cm" svg:x1="53cm" svg:y1="116.15cm" svg:x2="36cm" svg:y2="123cm" draw:start-shape="id13" draw:end-shape="id18" draw:end-glue-point="0" svg:d="m53000 116150v2850h-17000v4000">
          <text:p/>
        </draw:connector>
        <draw:rect draw:style-name="gr10" draw:id="id18" draw:layer="layout" svg:width="9cm" svg:height="3.5cm" svg:x="31.5cm" svg:y="123cm">
          <text:p/>
        </draw:rect>
        <draw:rect draw:style-name="gr10" draw:layer="layout" svg:width="8.308cm" svg:height="2.5cm" svg:x="31.846cm" svg:y="123.5cm">
          <text:p/>
        </draw:rect>
        <draw:rect draw:style-name="gr11" draw:layer="layout" svg:width="7.616cm" svg:height="1.832cm" svg:x="32.192cm" svg:y="123.834cm">
          <text:p><text:span text:style-name="T4">Contact e-mail</text:span></text:p>
        </draw:rect>
        <draw:rect draw:style-name="Список_20_атрибутов_20_сущносей" draw:id="id21" draw:layer="layout" svg:width="11.593cm" svg:height="5.499cm" svg:x="17.5cm" svg:y="126.5cm">
          <draw:glue-point draw:id="4" svg:x="-5cm" svg:y="-3.701cm"/>
          <draw:glue-point draw:id="5" svg:x="-5cm" svg:y="-1.017cm"/>
          <text:p><text:span text:style-name="T8">Contact ID</text:span><text:span text:style-name="T15"> </text:span></text:p>
          <text:p><text:span text:style-name="T2"/></text:p>
          <text:p><text:span text:style-name="T3">System</text:span></text:p>
          <text:p text:style-name="P12"><text:span text:style-name="T3">ID or nick in system</text:span></text:p>
          <text:p text:style-name="P12"><text:span text:style-name="T3">Addition information about addressing in the system</text:span></text:p>
        </draw:rect>
        <draw:rect draw:style-name="Свойства_20_атрибутов" draw:layer="layout" svg:width="1cm" svg:height="5.499cm" svg:x="29.076cm" svg:y="126.5cm">
          <text:p><text:span text:style-name="T10">#</text:span></text:p>
          <text:p><text:span text:style-name="T10"/></text:p>
          <text:p><text:span text:style-name="T10">*</text:span></text:p>
          <text:p><text:span text:style-name="T10">*</text:span></text:p>
          <text:p><text:span text:style-name="T10">o</text:span></text:p>
        </draw:rect>
        <draw:connector draw:style-name="gr9" draw:text-style-name="P2" draw:layer="layout" draw:line-skew="-1.076cm" svg:x1="53cm" svg:y1="116.15cm" svg:x2="23.285cm" svg:y2="123cm" draw:start-shape="id13" draw:start-glue-point="2" draw:end-shape="id19" draw:end-glue-point="0" svg:d="m53000 116150v2350h-29715v4500">
          <text:p/>
        </draw:connector>
        <draw:rect draw:style-name="Заголовок_20_сущности" draw:id="id19" draw:layer="layout" svg:width="11.571cm" svg:height="3.5cm" svg:x="17.5cm" svg:y="123cm">
          <text:p/>
        </draw:rect>
        <draw:rect draw:style-name="Заголовок_20_сущности" draw:layer="layout" svg:width="10.681cm" svg:height="2.5cm" svg:x="17.945cm" svg:y="123.5cm">
          <text:p/>
        </draw:rect>
        <draw:rect draw:style-name="Заголовок_20_сущности" draw:layer="layout" svg:width="9.791cm" svg:height="1.832cm" svg:x="18.39cm" svg:y="123.834cm">
          <text:p><text:span text:style-name="T4">Contact ID or nick </text:span></text:p>
          <text:p><text:span text:style-name="T4">in some system</text:span></text:p>
        </draw:rect>
        <draw:rect draw:style-name="Свойства_20_атрибутов" draw:id="id9" draw:layer="layout" svg:width="1cm" svg:height="4cm" svg:x="80cm" svg:y="93cm">
          <draw:glue-point draw:id="4" svg:x="5.01cm" svg:y="-2.142cm"/>
          <draw:glue-point draw:id="5" svg:x="5.01cm" svg:y="3.571cm"/>
          <text:p><text:span text:style-name="T10">#</text:span></text:p>
          <text:p><text:span text:style-name="T10">*</text:span></text:p>
          <text:p><text:span text:style-name="T10">o</text:span></text:p>
        </draw:rect>
        <draw:path draw:style-name="gr12" draw:text-style-name="P2" draw:layer="layout" svg:width="3.376cm" svg:height="3.821cm" draw:transform="rotate (-1.15261543801802) translate (54.476106955721cm 115.787351874364cm)" svg:viewBox="0 0 3377 3822" svg:d="m0-1794c956-64 2271 383 2956-252 135-304 499-204 406-913s-1376-1708-2065-2563">
          <text:p/>
        </draw:path>
        <draw:frame draw:style-name="gr13" draw:text-style-name="P13" draw:layer="layout" svg:width="5cm" svg:height="2.25cm" svg:x="55.5cm" svg:y="116cm">
          <draw:text-box>
            <text:p><text:span text:style-name="T6">EXCLUSIVE</text:span></text:p>
            <text:p><text:span text:style-name="T6">OR</text:span></text:p>
          </draw:text-box>
        </draw:frame>
        <draw:rect draw:style-name="Кодификатор" draw:id="id20" draw:layer="layout" svg:width="8cm" svg:height="9.5cm" svg:x="37cm" svg:y="91cm">
          <text:p><text:span text:style-name="T5">Personal contacts types:</text:span></text:p>
          <text:p><text:span text:style-name="T6"/></text:p>
          <text:p>ID in some system</text:p>
          <text:p text:style-name="P4">e-mail </text:p>
          <text:p text:style-name="P4">phone</text:p>
          <text:p text:style-name="P4">fax</text:p>
          <text:p text:style-name="P4">postal</text:p>
          <text:p text:style-name="P4">another person</text:p>
          <text:p text:style-name="P4"/>
          <text:p text:style-name="P4">undefined</text:p>
          <text:p text:style-name="P4">unclassified</text:p>
        </draw:rect>
        <draw:connector draw:style-name="Привязка_20_кодификатора" draw:layer="layout" draw:type="line" svg:x1="41cm" svg:y1="100.5cm" svg:x2="48.5cm" svg:y2="103.5cm" draw:start-shape="id20" svg:d="m41000 100500 7500 3000">
          <text:p/>
        </draw:connector>
        <draw:rect draw:style-name="Кодификатор" draw:id="id22" draw:layer="layout" svg:width="9cm" svg:height="8.5cm" svg:x="11cm" svg:y="111cm">
          <text:p><text:span text:style-name="T5">Persons registering systems:</text:span></text:p>
          <text:p><text:span text:style-name="T6"/></text:p>
          <text:p>&lt;this system&gt;</text:p>
          <text:p>skype</text:p>
          <text:p text:style-name="P4"/>
          <text:p text:style-name="P4">unclassified</text:p>
        </draw:rect>
        <draw:connector draw:style-name="Привязка_20_кодификатора" draw:layer="layout" draw:type="line" svg:x1="17.5cm" svg:y1="128.69cm" svg:x2="15.5cm" svg:y2="119.5cm" draw:start-shape="id21" draw:start-glue-point="5" draw:end-shape="id22" draw:end-glue-point="2" svg:d="m17500 128690-2000-9190">
          <text:p/>
        </draw:connector>
        <draw:rect draw:style-name="gr14" draw:text-style-name="P15" draw:layer="layout" svg:width="54.175cm" svg:height="19cm" svg:x="9.825cm" svg:y="135.5cm">
          <text:p text:style-name="P14"><text:span text:style-name="T16">-- Referncing functions:</text:span></text:p>
          <text:p text:style-name="P14"><text:span text:style-name="T16"/></text:p>
          <text:p text:style-name="P14"><text:span text:style-name="T16">mk_person_language_construction_input(par_lng_code t_code_key_by_lng, par_lng_skill integer, par_lng_personal_priority integer)</text:span></text:p>
          <text:p text:style-name="P14"><text:span text:style-name="T16">mk_contact_construction_input(par_contact_type t_code_key_by_lng, par_contact_personal_priority integer, par_contact_constraints varchar)</text:span></text:p>
          <text:p text:style-name="P14"><text:span text:style-name="T16"/></text:p>
          <text:p text:style-name="P14"><text:span text:style-name="T16">-- Lookup functions:</text:span></text:p>
          <text:p text:style-name="P14"><text:span text:style-name="T16"/></text:p>
          <text:p text:style-name="P14"><text:span text:style-name="T16">find_person_by_contact(par_contact_id integer)</text:span></text:p>
          <text:p text:style-name="P14"><text:span text:style-name="T16">find_contacts_of_person(par_person_id integer)</text:span></text:p>
          <text:p text:style-name="P14"><text:span text:style-name="T16">find_persons_by_name(par_lng_codekeyl t_code_key_by_lng, par_name_regexp varchar, par_regexp_match_op posix_regexp_match_op)</text:span></text:p>
          <text:p text:style-name="P14"><text:span text:style-name="T16"/></text:p>
          <text:p text:style-name="P14"><text:span text:style-name="T16">-- Administration functions:</text:span></text:p>
          <text:p text:style-name="P14"><text:span text:style-name="T16"/></text:p>
          <text:p text:style-name="P14"><text:span text:style-name="T16">new_abstract_contact(par_person_id integer, par_contact_ci contact_construction_input, par_contact_names name_construction_input[])</text:span></text:p>
          <text:p text:style-name="P14"><text:span text:style-name="T16">add_names_to_contact(par_contact_id integer, par_contact_names name_construction_input[])</text:span></text:p>
          <text:p text:style-name="P14"><text:span text:style-name="T16">new_person(par_person_type t_code_key_by_lng, par_names name_construction_input[], par_languages t_person_language_construction_input[])</text:span></text:p>
          <text:p text:style-name="P14"><text:span text:style-name="T16">add_languages_to_person(par_person_id integer, par_languages t_person_language_construction_input[])</text:span></text:p>
          <text:p text:style-name="P14"><text:span text:style-name="T16">add_names_to_person(par_person_id integer, par_names name_construction_input[])</text:span></text:p>
          <text:p text:style-name="P14"><text:span text:style-name="T16"/></text:p>
          <text:p text:style-name="P14"><text:span text:style-name="T16">instaniate_contact_as_fax(par_contact_id integer, par_contact_fax_ci contact_fax_construction_input)</text:span></text:p>
          <text:p text:style-name="P14"><text:span text:style-name="T16">instaniate_contact_as_email(par_contact_id integer, par_contact_email_ci contact_email_construction_input)</text:span></text:p>
          <text:p text:style-name="P14"><text:span text:style-name="T16">instaniate_contact_as_person(par_contact_id integer, par_contact_person_ci contact_person_construction_input)</text:span></text:p>
          <text:p text:style-name="P14"><text:span text:style-name="T16">instaniate_contact_as_phone(par_contact_id integer, par_contact_phone_ci contact_phone_construction_input)</text:span></text:p>
          <text:p text:style-name="P14"><text:span text:style-name="T16">instaniate_contact_as_postal(par_contact_id integer, par_contact_postal_ci contact_postal_construction_input)</text:span></text:p>
          <text:p text:style-name="P14"><text:span text:style-name="T16">new_postal_address(par_postal_address_ci postal_address_construction_input)</text:span></text:p>
          <text:p text:style-name="P14"><text:span text:style-name="T16">instaniate_contact_as_system_id(par_contact_id integer, par_contact_system_id_ci contact_system_id_construction_input)</text:span></text:p>
        </draw:rect>
        <draw:rect draw:style-name="Список_20_атрибутов_20_сущносей" draw:id="id24" draw:layer="layout" svg:width="9cm" svg:height="5.499cm" svg:x="66.5cm" svg:y="126.501cm">
          <draw:glue-point draw:id="4" svg:x="-5cm" svg:y="-3.701cm"/>
          <draw:glue-point draw:id="5" svg:x="-5cm" svg:y="-1.017cm"/>
          <text:p><text:span text:style-name="T8">Contact ID</text:span><text:span text:style-name="T15"> </text:span></text:p>
          <text:p><text:span text:style-name="T2"/></text:p>
          <text:p><text:span text:style-name="T11">Postal address ID</text:span></text:p>
          <text:p text:style-name="P16"><text:span text:style-name="T15">Mail receiving person ID</text:span></text:p>
        </draw:rect>
        <draw:rect draw:style-name="Свойства_20_атрибутов" draw:layer="layout" svg:width="1cm" svg:height="5.499cm" svg:x="75.5cm" svg:y="126.501cm">
          <text:p><text:span text:style-name="T10">#</text:span></text:p>
          <text:p><text:span text:style-name="T10"/></text:p>
          <text:p><text:span text:style-name="T10">*</text:span></text:p>
          <text:p><text:span text:style-name="T10">o</text:span></text:p>
        </draw:rect>
        <draw:rect draw:style-name="gr10" draw:id="id28" draw:layer="layout" svg:width="8.983cm" svg:height="3.449cm" svg:x="66.5cm" svg:y="123.052cm">
          <draw:glue-point draw:id="4" svg:x="2.367cm" svg:y="-5.001cm"/>
          <text:p/>
        </draw:rect>
        <draw:rect draw:style-name="gr10" draw:layer="layout" svg:width="8.293cm" svg:height="2.463cm" svg:x="66.845cm" svg:y="123.545cm">
          <text:p/>
        </draw:rect>
        <draw:rect draw:style-name="gr11" draw:layer="layout" svg:width="7.602cm" svg:height="1.805cm" svg:x="67.19cm" svg:y="123.874cm">
          <text:p><text:span text:style-name="T4">Contact postal </text:span></text:p>
          <text:p><text:span text:style-name="T4">address</text:span></text:p>
        </draw:rect>
        <draw:rect draw:style-name="Список_20_атрибутов_20_сущносей" draw:layer="layout" svg:width="8.839cm" svg:height="6.051cm" svg:x="66.5cm" svg:y="148.449cm">
          <draw:glue-point draw:id="4" svg:x="-5cm" svg:y="-3.701cm"/>
          <draw:glue-point draw:id="5" svg:x="-5cm" svg:y="-1.017cm"/>
          <text:p><text:span text:style-name="T8">Postal address ID</text:span><text:span text:style-name="T15"> </text:span></text:p>
          <text:p><text:span text:style-name="T8">Address language code</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draw:rect>
        <draw:rect draw:style-name="Свойства_20_атрибутов" draw:layer="layout" svg:width="1cm" svg:height="6.051cm" svg:x="75.322cm" svg:y="148.449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draw:rect>
        <draw:rect draw:style-name="gr10" draw:id="id26" draw:layer="layout" svg:width="8.822cm" svg:height="3.449cm" svg:x="66.5cm" svg:y="145cm">
          <draw:glue-point draw:id="4" svg:x="2.732cm" svg:y="-4.998cm"/>
          <text:p/>
        </draw:rect>
        <draw:rect draw:style-name="gr11" draw:layer="layout" svg:width="8.144cm" svg:height="2.463cm" svg:x="66.839cm" svg:y="145.493cm">
          <text:p><text:span text:style-name="T4">Postal address</text:span></text:p>
          <text:p><text:span text:style-name="T4">in language</text:span></text:p>
        </draw:rect>
        <draw:rect draw:style-name="Список_20_атрибутов_20_сущносей" draw:text-style-name="P17" draw:id="id27" draw:layer="layout" svg:width="9cm" svg:height="1.505cm" svg:x="66.5cm" svg:y="137.495cm">
          <draw:glue-point draw:id="4" svg:x="-5cm" svg:y="-3.701cm"/>
          <draw:glue-point draw:id="5" svg:x="-5cm" svg:y="-1.017cm"/>
          <text:p><text:span text:style-name="T1">Postal address ID</text:span><text:span text:style-name="T2"> </text:span></text:p>
          <text:p><text:span text:style-name="T15"/></text:p>
        </draw:rect>
        <draw:rect draw:style-name="Свойства_20_атрибутов" draw:layer="layout" svg:width="1cm" svg:height="1.505cm" svg:x="75.5cm" svg:y="137.5cm">
          <text:p><text:span text:style-name="T10">#</text:span></text:p>
        </draw:rect>
        <draw:rect draw:style-name="gr11" draw:id="id23" draw:layer="layout" svg:width="9cm" svg:height="1.995cm" svg:x="66.5cm" svg:y="135.5cm">
          <text:p><text:span text:style-name="T4">Postal address</text:span></text:p>
        </draw:rect>
        <draw:connector draw:style-name="gr5" draw:text-style-name="P2" draw:layer="layout" svg:x1="71cm" svg:y1="135.5cm" svg:x2="71cm" svg:y2="132cm" draw:start-shape="id23" draw:start-glue-point="0" draw:end-shape="id24" draw:end-glue-point="2" svg:d="m71000 135500v-3500">
          <text:p/>
        </draw:connector>
        <draw:connector draw:style-name="gr5" draw:text-style-name="P2" draw:layer="layout" svg:x1="80.5cm" svg:y1="97cm" svg:x2="84.966cm" svg:y2="123.051cm" draw:start-shape="id9" draw:start-glue-point="2" draw:end-shape="id17" draw:end-glue-point="4" svg:d="m80500 97000v13026h4466v13025">
          <text:p/>
        </draw:connector>
        <draw:connector draw:style-name="gr2" draw:text-style-name="P2" draw:layer="layout" svg:x1="71cm" svg:y1="143.1cm" svg:x2="70.911cm" svg:y2="145cm" draw:start-shape="id25" draw:start-glue-point="2" draw:end-shape="id26" draw:end-glue-point="0" svg:d="m71000 143100v951h-89v949">
          <text:p/>
        </draw:connector>
        <draw:g draw:id="id25">
          <draw:custom-shape draw:style-name="gr3" draw:text-style-name="P5" draw:layer="layout" svg:width="2cm" svg:height="2cm" svg:x="70cm" svg:y="141.1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3cm" svg:y="141.4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71cm" svg:y1="141.1cm" svg:x2="71cm" svg:y2="139cm" draw:start-shape="id25" draw:start-glue-point="0" draw:end-shape="id27" draw:end-glue-point="2" svg:d="m71000 141100v-2100">
          <text:p/>
        </draw:connector>
        <draw:connector draw:style-name="gr5" draw:text-style-name="P2" draw:layer="layout" svg:x1="78cm" svg:y1="97cm" svg:x2="73.117cm" svg:y2="123.052cm" draw:start-shape="id3" draw:start-glue-point="6" draw:end-shape="id28" draw:end-glue-point="4" svg:d="m78000 97000v13026h-4883v13026">
          <text:p/>
        </draw:connector>
        <draw:line draw:style-name="gr15" draw:text-style-name="P2" draw:layer="layout" svg:x1="72.8cm" svg:y1="117.5cm" svg:x2="72.8cm" svg:y2="119.5cm">
          <text:p/>
        </draw:line>
        <draw:line draw:style-name="gr15" draw:text-style-name="P2" draw:layer="layout" svg:x1="73.5cm" svg:y1="117.5cm" svg:x2="73.5cm" svg:y2="119.5cm">
          <text:p/>
        </draw:line>
        <draw:custom-shape draw:style-name="gr16" draw:text-style-name="P19" draw:id="id35" draw:layer="layout" svg:width="13.001cm" svg:height="1.5cm" svg:x="27.501cm" svg:y="22.546cm">
          <text:p text:style-name="P18"><text:span text:style-name="T17">NONmandatory attribure </text:span></text:p>
          <text:p text:style-name="P18"><text:span text:style-name="T18">(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9" draw:id="id36" draw:layer="layout" svg:width="13.001cm" svg:height="1.5cm" svg:x="27.501cm" svg:y="20.646cm">
          <text:p text:style-name="P18"><text:span text:style-name="T17">Mandatory attribure </text:span></text:p>
          <text:p text:style-name="P18"><text:span text:style-name="T18">(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20" draw:id="id37" draw:layer="layout" svg:width="13.001cm" svg:height="0.846cm" svg:x="27.501cm" svg:y="19.2cm">
          <text:p text:style-name="P18"><text:span text:style-name="T19">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9" draw:id="id34" draw:layer="layout" svg:width="13.001cm" svg:height="1cm" svg:x="27.501cm" svg:y="24.446cm">
          <text:p text:style-name="P18"><text:span text:style-name="T17">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9" draw:id="id32" draw:layer="layout" svg:width="13.001cm" svg:height="2cm" svg:x="27.501cm" svg:y="25.746cm">
          <text:p text:style-name="P18"><text:span text:style-name="T17">In language localizable attribute</text:span></text:p>
          <text:p text:style-name="P18"><text:span text:style-name="T18">(having different values </text:span></text:p>
          <text:p text:style-name="P18"><text:span text:style-name="T18">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21" draw:text-style-name="P21" draw:layer="layout" svg:width="3.5cm" svg:height="1.691cm" svg:x="48.001cm" svg:y="18.55cm">
          <draw:text-box>
            <text:p><text:span text:style-name="T20">relationship</text:span></text:p>
          </draw:text-box>
        </draw:frame>
        <draw:custom-shape draw:style-name="gr22" draw:text-style-name="P22" draw:layer="layout" svg:width="5cm" svg:height="5cm" svg:x="59.502cm" svg:y="19cm">
          <text:p text:style-name="P2"><text:span text:style-name="T21">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3" draw:text-style-name="P2" draw:layer="layout" draw:type="curve" svg:x1="45.502cm" svg:y1="30.7cm" svg:x2="45.502cm" svg:y2="32cm" draw:start-shape="id29" draw:start-glue-point="2" draw:end-shape="id30" draw:end-glue-point="0" svg:d="m45502 30700v1300">
          <text:p/>
        </draw:connector>
        <draw:connector draw:style-name="gr23" draw:text-style-name="P2" draw:layer="layout" draw:type="line" svg:x1="45.502cm" svg:y1="28.5cm" svg:x2="45.502cm" svg:y2="29.6cm" draw:start-shape="id31" draw:start-glue-point="2" draw:end-shape="id29" draw:end-glue-point="0" svg:d="m45502 28500v1100">
          <text:p/>
        </draw:connector>
        <draw:frame draw:style-name="gr24" draw:text-style-name="P13" draw:layer="layout" svg:width="4.5cm" svg:height="2cm" svg:x="41.002cm" svg:y="30cm">
          <draw:text-box>
            <text:p><text:span text:style-name="T6">OOP like</text:span></text:p>
            <text:p><text:span text:style-name="T6">inheritance</text:span></text:p>
          </draw:text-box>
        </draw:frame>
        <draw:connector draw:style-name="gr25" draw:text-style-name="P2" draw:layer="layout" draw:type="line" svg:x1="27.501cm" svg:y1="26.746cm" svg:x2="25.002cm" svg:y2="22.994cm" draw:start-shape="id32" draw:start-glue-point="5" draw:end-shape="id33" draw:end-glue-point="1" svg:d="m27501 26746-2499-3752">
          <text:p/>
        </draw:connector>
        <draw:connector draw:style-name="gr25" draw:text-style-name="P2" draw:layer="layout" draw:type="line" svg:x1="27.501cm" svg:y1="24.946cm" svg:x2="25.002cm" svg:y2="22.994cm" draw:start-shape="id34" draw:start-glue-point="5" draw:end-shape="id33" draw:end-glue-point="1" svg:d="m27501 24946-2499-1952">
          <text:p/>
        </draw:connector>
        <draw:connector draw:style-name="gr25" draw:text-style-name="P2" draw:layer="layout" draw:type="line" svg:x1="27.501cm" svg:y1="23.296cm" svg:x2="25.002cm" svg:y2="22.994cm" draw:start-shape="id35" draw:start-glue-point="5" draw:end-shape="id33" draw:end-glue-point="1" svg:d="m27501 23296-2499-302">
          <text:p/>
        </draw:connector>
        <draw:connector draw:style-name="gr25" draw:text-style-name="P2" draw:layer="layout" draw:type="line" svg:x1="27.501cm" svg:y1="21.396cm" svg:x2="25.002cm" svg:y2="22.994cm" draw:start-shape="id36" draw:start-glue-point="5" draw:end-shape="id33" draw:end-glue-point="1" svg:d="m27501 21396-2499 1598">
          <text:p/>
        </draw:connector>
        <draw:connector draw:style-name="gr25" draw:text-style-name="P2" draw:layer="layout" draw:type="line" svg:x1="27.501cm" svg:y1="19.623cm" svg:x2="25.002cm" svg:y2="22.994cm" draw:start-shape="id37" draw:start-glue-point="5" draw:end-shape="id33" draw:end-glue-point="1" svg:d="m27501 19623-2499 3371">
          <text:p/>
        </draw:connector>
        <draw:frame draw:style-name="gr21" draw:layer="layout" svg:width="7.5cm" svg:height="1.847cm" svg:x="9.002cm" svg:y="18.653cm">
          <draw:text-box>
            <text:p><text:span text:style-name="T22">Legend</text:span></text:p>
          </draw:text-box>
        </draw:frame>
        <draw:connector draw:style-name="gr26" draw:layer="layout" svg:x1="49.201cm" svg:y1="24.5cm" svg:x2="56.164cm" svg:y2="24.5cm" svg:d="m49201 24500h6963">
          <text:p/>
        </draw:connector>
        <draw:connector draw:style-name="gr27" draw:layer="layout" svg:x1="49.201cm" svg:y1="28.8cm" svg:x2="56.164cm" svg:y2="28.8cm" svg:d="m49201 28800h6963">
          <text:p/>
        </draw:connector>
        <draw:connector draw:style-name="gr28" draw:layer="layout" svg:x1="49.201cm" svg:y1="26cm" svg:x2="56.164cm" svg:y2="26cm" svg:d="m49201 26000h6963">
          <text:p/>
        </draw:connector>
        <draw:connector draw:style-name="gr29" draw:layer="layout" svg:x1="65.001cm" svg:y1="24.5cm" svg:x2="72.001cm" svg:y2="24.5cm" svg:d="m65001 24500h7000">
          <text:p/>
        </draw:connector>
        <draw:connector draw:style-name="gr30" draw:layer="layout" svg:x1="65.001cm" svg:y1="28.8cm" svg:x2="72.001cm" svg:y2="28.8cm" svg:d="m65001 28800h7000">
          <text:p/>
        </draw:connector>
        <draw:connector draw:style-name="gr31" draw:layer="layout" svg:x1="65.001cm" svg:y1="26cm" svg:x2="72.001cm" svg:y2="26cm" svg:d="m65001 26000h7000">
          <text:p/>
        </draw:connector>
        <draw:connector draw:style-name="gr32" draw:layer="layout" svg:x1="57.201cm" svg:y1="24.5cm" svg:x2="64.164cm" svg:y2="24.5cm" svg:d="m57201 24500h6963">
          <text:p/>
        </draw:connector>
        <draw:connector draw:style-name="gr33" draw:layer="layout" svg:x1="57.201cm" svg:y1="28.8cm" svg:x2="64.164cm" svg:y2="28.8cm" svg:d="m57201 28800h6963">
          <text:p/>
        </draw:connector>
        <draw:connector draw:style-name="gr34" draw:layer="layout" svg:x1="57.201cm" svg:y1="26cm" svg:x2="64.164cm" svg:y2="26cm" svg:d="m57201 26000h6963">
          <text:p/>
        </draw:connector>
        <draw:g draw:id="id38">
          <draw:custom-shape draw:style-name="gr35" draw:text-style-name="P24" draw:layer="layout" svg:width="2cm" svg:height="2cm" svg:x="51.701cm" svg:y="31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24" draw:layer="layout" svg:width="1.4cm" svg:height="1.4cm" svg:x="52.001cm" svg:y="31.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53.701cm" svg:y1="32cm" svg:x2="56.201cm" svg:y2="32cm" draw:start-shape="id38" draw:start-glue-point="1" svg:d="m53701 32000h2500">
          <text:p/>
        </draw:connector>
        <draw:connector draw:style-name="gr4" draw:text-style-name="P2" draw:layer="layout" svg:x1="53.704cm" svg:y1="36cm" svg:x2="56.201cm" svg:y2="36cm" draw:start-shape="id39" draw:start-glue-point="1" svg:d="m53704 36000h2497">
          <text:p/>
        </draw:connector>
        <draw:connector draw:style-name="gr2" draw:text-style-name="P2" draw:layer="layout" svg:x1="53.701cm" svg:y1="34cm" svg:x2="56.201cm" svg:y2="34cm" draw:start-shape="id40" draw:start-glue-point="1" svg:d="m53701 34000h2500">
          <text:p/>
        </draw:connector>
        <draw:g draw:id="id40">
          <draw:custom-shape draw:style-name="gr38" draw:text-style-name="P24" draw:layer="layout" svg:width="2cm" svg:height="2cm" svg:x="51.701cm" svg:y="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24" draw:layer="layout" svg:width="1.4cm" svg:height="1.4cm" svg:x="52.001cm" svg:y="3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39">
          <draw:custom-shape draw:style-name="gr40" draw:text-style-name="P24" draw:layer="layout" svg:width="2cm" svg:height="2cm" svg:x="51.704cm" svg:y="35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1" draw:text-style-name="P24" draw:layer="layout" svg:width="1.4cm" svg:height="1.4cm" svg:x="52.004cm" svg:y="35.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51.701cm" svg:y1="32cm" svg:x2="49.226cm" svg:y2="32cm" draw:start-shape="id38" draw:start-glue-point="3" svg:d="m51701 32000h-2475">
          <text:p/>
        </draw:connector>
        <draw:connector draw:style-name="gr37" draw:text-style-name="P2" draw:layer="layout" svg:x1="51.704cm" svg:y1="36cm" svg:x2="49.226cm" svg:y2="36cm" draw:start-shape="id39" draw:start-glue-point="3" svg:d="m51704 36000h-2478">
          <text:p/>
        </draw:connector>
        <draw:connector draw:style-name="gr37" draw:text-style-name="P2" draw:layer="layout" svg:x1="51.701cm" svg:y1="34cm" svg:x2="49.226cm" svg:y2="34cm" draw:start-shape="id40" draw:start-glue-point="3" svg:d="m51701 34000h-2475">
          <text:p/>
        </draw:connector>
        <draw:g draw:id="id41">
          <draw:custom-shape draw:style-name="gr42" draw:text-style-name="P24" draw:layer="layout" svg:width="2cm" svg:height="2cm" svg:x="59.676cm" svg:y="31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3" draw:text-style-name="P24" draw:layer="layout" svg:width="1.4cm" svg:height="1.4cm" svg:x="59.976cm" svg:y="31.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61.676cm" svg:y1="32cm" svg:x2="64.176cm" svg:y2="32cm" draw:start-shape="id41" draw:start-glue-point="1" svg:d="m61676 32000h2500">
          <text:p/>
        </draw:connector>
        <draw:connector draw:style-name="gr4" draw:text-style-name="P2" draw:layer="layout" svg:x1="61.679cm" svg:y1="36cm" svg:x2="64.176cm" svg:y2="36cm" draw:start-shape="id42" draw:start-glue-point="1" svg:d="m61679 36000h2497">
          <text:p/>
        </draw:connector>
        <draw:connector draw:style-name="gr2" draw:text-style-name="P2" draw:layer="layout" svg:x1="61.676cm" svg:y1="34cm" svg:x2="64.176cm" svg:y2="34cm" draw:start-shape="id43" draw:start-glue-point="1" svg:d="m61676 34000h2500">
          <text:p/>
        </draw:connector>
        <draw:g draw:id="id43">
          <draw:custom-shape draw:style-name="gr44" draw:text-style-name="P24" draw:layer="layout" svg:width="2cm" svg:height="2cm" svg:x="59.676cm" svg:y="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5" draw:text-style-name="P24" draw:layer="layout" svg:width="1.4cm" svg:height="1.4cm" svg:x="59.976cm" svg:y="3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42">
          <draw:custom-shape draw:style-name="gr46" draw:text-style-name="P24" draw:layer="layout" svg:width="2cm" svg:height="2cm" svg:x="59.679cm" svg:y="35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7" draw:text-style-name="P24" draw:layer="layout" svg:width="1.4cm" svg:height="1.4cm" svg:x="59.979cm" svg:y="35.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8" draw:text-style-name="P2" draw:layer="layout" svg:x1="59.676cm" svg:y1="32cm" svg:x2="57.201cm" svg:y2="32cm" draw:start-shape="id41" draw:start-glue-point="3" svg:d="m59676 32000h-2475">
          <text:p/>
        </draw:connector>
        <draw:connector draw:style-name="gr48" draw:text-style-name="P2" draw:layer="layout" svg:x1="59.679cm" svg:y1="36cm" svg:x2="57.201cm" svg:y2="36cm" draw:start-shape="id42" draw:start-glue-point="3" svg:d="m59679 36000h-2478">
          <text:p/>
        </draw:connector>
        <draw:connector draw:style-name="gr48" draw:text-style-name="P2" draw:layer="layout" svg:x1="59.676cm" svg:y1="34cm" svg:x2="57.201cm" svg:y2="34cm" draw:start-shape="id43" draw:start-glue-point="3" svg:d="m59676 34000h-2475">
          <text:p/>
        </draw:connector>
        <draw:g draw:id="id44">
          <draw:custom-shape draw:style-name="gr49" draw:text-style-name="P24" draw:layer="layout" svg:width="2cm" svg:height="2cm" svg:x="67.472cm" svg:y="31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0" draw:text-style-name="P24" draw:layer="layout" svg:width="1.4cm" svg:height="1.4cm" svg:x="67.772cm" svg:y="31.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69.472cm" svg:y1="32cm" svg:x2="71.972cm" svg:y2="32cm" draw:start-shape="id44" draw:start-glue-point="1" svg:d="m69472 32000h2500">
          <text:p/>
        </draw:connector>
        <draw:connector draw:style-name="gr4" draw:text-style-name="P2" draw:layer="layout" svg:x1="69.475cm" svg:y1="36cm" svg:x2="71.972cm" svg:y2="36cm" draw:start-shape="id45" draw:start-glue-point="1" svg:d="m69475 36000h2497">
          <text:p/>
        </draw:connector>
        <draw:connector draw:style-name="gr2" draw:text-style-name="P2" draw:layer="layout" svg:x1="69.472cm" svg:y1="34cm" svg:x2="71.972cm" svg:y2="34cm" draw:start-shape="id46" draw:start-glue-point="1" svg:d="m69472 34000h2500">
          <text:p/>
        </draw:connector>
        <draw:g draw:id="id46">
          <draw:custom-shape draw:style-name="gr51" draw:text-style-name="P24" draw:layer="layout" svg:width="2cm" svg:height="2cm" svg:x="67.472cm" svg:y="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2" draw:text-style-name="P24" draw:layer="layout" svg:width="1.4cm" svg:height="1.4cm" svg:x="67.772cm" svg:y="3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45">
          <draw:custom-shape draw:style-name="gr53" draw:text-style-name="P24" draw:layer="layout" svg:width="2cm" svg:height="2cm" svg:x="67.475cm" svg:y="35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4" draw:text-style-name="P24" draw:layer="layout" svg:width="1.4cm" svg:height="1.4cm" svg:x="67.775cm" svg:y="35.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7.472cm" svg:y1="32cm" svg:x2="64.997cm" svg:y2="32cm" draw:start-shape="id44" draw:start-glue-point="3" svg:d="m67472 32000h-2475">
          <text:p/>
        </draw:connector>
        <draw:connector draw:style-name="gr4" draw:text-style-name="P2" draw:layer="layout" svg:x1="67.475cm" svg:y1="36cm" svg:x2="64.997cm" svg:y2="36cm" draw:start-shape="id45" draw:start-glue-point="3" svg:d="m67475 36000h-2478">
          <text:p/>
        </draw:connector>
        <draw:connector draw:style-name="gr4" draw:text-style-name="P2" draw:layer="layout" svg:x1="67.472cm" svg:y1="34cm" svg:x2="64.997cm" svg:y2="34cm" draw:start-shape="id46" draw:start-glue-point="3" svg:d="m67472 34000h-2475">
          <text:p/>
        </draw:connector>
        <draw:line draw:style-name="gr55" draw:text-style-name="P2" draw:layer="layout" svg:x1="48.501cm" svg:y1="30.2cm" svg:x2="80.501cm" svg:y2="30.2cm">
          <text:p/>
        </draw:line>
        <draw:connector draw:style-name="gr56" draw:layer="layout" svg:x1="49.201cm" svg:y1="27.435cm" svg:x2="56.164cm" svg:y2="27.435cm" svg:d="m49201 27435h6963">
          <text:p/>
        </draw:connector>
        <draw:connector draw:style-name="gr57" draw:layer="layout" svg:x1="65.001cm" svg:y1="27.435cm" svg:x2="72.001cm" svg:y2="27.435cm" svg:d="m65001 27435h7000">
          <text:p/>
        </draw:connector>
        <draw:connector draw:style-name="gr58" draw:layer="layout" svg:x1="57.201cm" svg:y1="27.435cm" svg:x2="64.164cm" svg:y2="27.435cm" svg:d="m57201 27435h6963">
          <text:p/>
        </draw:connector>
        <draw:connector draw:style-name="gr9" draw:text-style-name="P2" draw:layer="layout" svg:x1="53.704cm" svg:y1="37.96cm" svg:x2="56.201cm" svg:y2="37.96cm" draw:start-shape="id47" draw:start-glue-point="1" svg:d="m53704 37960h2497">
          <text:p/>
        </draw:connector>
        <draw:g draw:id="id47">
          <draw:custom-shape draw:style-name="gr59" draw:text-style-name="P24" draw:layer="layout" svg:width="2cm" svg:height="2cm" svg:x="51.704cm" svg:y="36.9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0" draw:text-style-name="P24" draw:layer="layout" svg:width="1.4cm" svg:height="1.4cm" svg:x="52.004cm" svg:y="37.2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51.704cm" svg:y1="37.96cm" svg:x2="49.226cm" svg:y2="37.96cm" draw:start-shape="id47" draw:start-glue-point="3" svg:d="m51704 37960h-2478">
          <text:p/>
        </draw:connector>
        <draw:connector draw:style-name="gr9" draw:text-style-name="P2" draw:layer="layout" svg:x1="61.679cm" svg:y1="37.96cm" svg:x2="64.176cm" svg:y2="37.96cm" draw:start-shape="id48" draw:start-glue-point="1" svg:d="m61679 37960h2497">
          <text:p/>
        </draw:connector>
        <draw:g draw:id="id48">
          <draw:custom-shape draw:style-name="gr61" draw:text-style-name="P24" draw:layer="layout" svg:width="2cm" svg:height="2cm" svg:x="59.679cm" svg:y="36.9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4" draw:layer="layout" svg:width="1.4cm" svg:height="1.4cm" svg:x="59.979cm" svg:y="37.2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8" draw:text-style-name="P2" draw:layer="layout" svg:x1="59.679cm" svg:y1="37.96cm" svg:x2="57.201cm" svg:y2="37.96cm" draw:start-shape="id48" draw:start-glue-point="3" svg:d="m59679 37960h-2478">
          <text:p/>
        </draw:connector>
        <draw:connector draw:style-name="gr9" draw:text-style-name="P2" draw:layer="layout" svg:x1="69.475cm" svg:y1="37.96cm" svg:x2="71.972cm" svg:y2="37.96cm" draw:start-shape="id49" draw:start-glue-point="1" svg:d="m69475 37960h2497">
          <text:p/>
        </draw:connector>
        <draw:g draw:id="id49">
          <draw:custom-shape draw:style-name="gr63" draw:text-style-name="P24" draw:layer="layout" svg:width="2cm" svg:height="2cm" svg:x="67.475cm" svg:y="36.9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4" draw:text-style-name="P24" draw:layer="layout" svg:width="1.4cm" svg:height="1.4cm" svg:x="67.775cm" svg:y="37.2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7.475cm" svg:y1="37.96cm" svg:x2="64.997cm" svg:y2="37.96cm" draw:start-shape="id49" draw:start-glue-point="3" svg:d="m67475 37960h-2478">
          <text:p/>
        </draw:connector>
        <draw:connector draw:style-name="gr65" draw:layer="layout" svg:x1="72.777cm" svg:y1="24.5cm" svg:x2="79.777cm" svg:y2="24.5cm" svg:d="m72777 24500h7000">
          <text:p/>
        </draw:connector>
        <draw:connector draw:style-name="gr66" draw:layer="layout" svg:x1="72.777cm" svg:y1="28.8cm" svg:x2="79.777cm" svg:y2="28.8cm" svg:d="m72777 28800h7000">
          <text:p/>
        </draw:connector>
        <draw:connector draw:style-name="gr67" draw:layer="layout" svg:x1="72.777cm" svg:y1="26cm" svg:x2="79.777cm" svg:y2="26cm" svg:d="m72777 26000h7000">
          <text:p/>
        </draw:connector>
        <draw:g draw:id="id50">
          <draw:custom-shape draw:style-name="gr68" draw:text-style-name="P24" draw:layer="layout" svg:width="2cm" svg:height="2cm" svg:x="75.248cm" svg:y="31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24" draw:layer="layout" svg:width="1.4cm" svg:height="1.4cm" svg:x="75.548cm" svg:y="31.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7" draw:text-style-name="P2" draw:layer="layout" svg:x1="77.248cm" svg:y1="32cm" svg:x2="79.748cm" svg:y2="32cm" draw:start-shape="id50" draw:start-glue-point="1" svg:d="m77248 32000h2500">
          <text:p/>
        </draw:connector>
        <draw:connector draw:style-name="gr4" draw:text-style-name="P2" draw:layer="layout" svg:x1="77.251cm" svg:y1="36cm" svg:x2="79.748cm" svg:y2="36cm" draw:start-shape="id51" draw:start-glue-point="1" svg:d="m77251 36000h2497">
          <text:p/>
        </draw:connector>
        <draw:connector draw:style-name="gr2" draw:text-style-name="P2" draw:layer="layout" svg:x1="77.248cm" svg:y1="34cm" svg:x2="79.748cm" svg:y2="34cm" draw:start-shape="id52" draw:start-glue-point="1" svg:d="m77248 34000h2500">
          <text:p/>
        </draw:connector>
        <draw:g draw:id="id52">
          <draw:custom-shape draw:style-name="gr70" draw:text-style-name="P24" draw:layer="layout" svg:width="2cm" svg:height="2cm" svg:x="75.248cm" svg:y="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24" draw:layer="layout" svg:width="1.4cm" svg:height="1.4cm" svg:x="75.548cm" svg:y="33.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51">
          <draw:custom-shape draw:style-name="gr72" draw:text-style-name="P24" draw:layer="layout" svg:width="2cm" svg:height="2cm" svg:x="75.251cm" svg:y="35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3" draw:text-style-name="P24" draw:layer="layout" svg:width="1.4cm" svg:height="1.4cm" svg:x="75.551cm" svg:y="35.3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9" draw:text-style-name="P2" draw:layer="layout" svg:x1="75.248cm" svg:y1="32cm" svg:x2="72.773cm" svg:y2="32cm" draw:start-shape="id50" draw:start-glue-point="3" svg:d="m75248 32000h-2475">
          <text:p/>
        </draw:connector>
        <draw:connector draw:style-name="gr9" draw:text-style-name="P2" draw:layer="layout" svg:x1="75.251cm" svg:y1="36cm" svg:x2="72.773cm" svg:y2="36cm" draw:start-shape="id51" draw:start-glue-point="3" svg:d="m75251 36000h-2478">
          <text:p/>
        </draw:connector>
        <draw:connector draw:style-name="gr9" draw:text-style-name="P2" draw:layer="layout" svg:x1="75.248cm" svg:y1="34cm" svg:x2="72.773cm" svg:y2="34cm" draw:start-shape="id52" draw:start-glue-point="3" svg:d="m75248 34000h-2475">
          <text:p/>
        </draw:connector>
        <draw:connector draw:style-name="gr74" draw:layer="layout" svg:x1="72.777cm" svg:y1="27.435cm" svg:x2="79.777cm" svg:y2="27.435cm" svg:d="m72777 27435h7000">
          <text:p/>
        </draw:connector>
        <draw:connector draw:style-name="gr9" draw:text-style-name="P2" draw:layer="layout" svg:x1="77.251cm" svg:y1="37.96cm" svg:x2="79.748cm" svg:y2="37.96cm" draw:start-shape="id53" draw:start-glue-point="1" svg:d="m77251 37960h2497">
          <text:p/>
        </draw:connector>
        <draw:g draw:id="id53">
          <draw:custom-shape draw:style-name="gr75" draw:text-style-name="P24" draw:layer="layout" svg:width="2cm" svg:height="2cm" svg:x="75.251cm" svg:y="36.9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6" draw:text-style-name="P24" draw:layer="layout" svg:width="1.4cm" svg:height="1.4cm" svg:x="75.551cm" svg:y="37.26cm">
            <text:p text:style-name="P23"><text:span text:style-name="T2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9" draw:text-style-name="P2" draw:layer="layout" svg:x1="75.251cm" svg:y1="37.96cm" svg:x2="72.773cm" svg:y2="37.96cm" draw:start-shape="id53" draw:start-glue-point="3" svg:d="m75251 37960h-2478">
          <text:p/>
        </draw:connector>
        <draw:custom-shape draw:style-name="gr77" draw:layer="layout" svg:width="79.501cm" svg:height="38.5cm" svg:x="4.99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78" draw:text-style-name="P2" draw:id="id29" draw:layer="layout" svg:width="2.099cm" svg:height="1.099cm" svg:x="44.452cm" svg:y="2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79" draw:layer="layout" draw:type="line" svg:x1="30.002cm" svg:y1="32.5cm" svg:x2="34.001cm" svg:y2="29.6cm" draw:start-shape="id54" draw:start-glue-point="0" draw:end-shape="id55" draw:end-glue-point="6" svg:d="m30002 32500 3999-2900">
          <text:p/>
        </draw:connector>
        <draw:custom-shape draw:style-name="gr16" draw:text-style-name="P19" draw:id="id55" draw:layer="layout" svg:width="13.001cm" svg:height="1.5cm" svg:x="27.501cm" svg:y="28.1cm">
          <text:p text:style-name="P18"><text:span text:style-name="T17">Codified attribute</text:span></text:p>
          <text:p text:style-name="P18"><text:span text:style-name="T18">(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 draw:text-style-name="P2" draw:layer="layout" draw:type="line" svg:x1="27.501cm" svg:y1="28.85cm" svg:x2="25.002cm" svg:y2="22.994cm" draw:start-shape="id55" draw:start-glue-point="5" draw:end-shape="id33" draw:end-glue-point="1" svg:d="m27501 28850-2499-5856">
          <text:p/>
        </draw:connector>
        <draw:connector draw:style-name="gr79" draw:layer="layout" draw:type="line" svg:x1="27.502cm" svg:y1="34cm" svg:x2="25.002cm" svg:y2="37.25cm" draw:start-shape="id54" draw:start-glue-point="3" draw:end-shape="id56" draw:end-glue-point="1" svg:d="m27502 34000-2500 3250">
          <text:p/>
        </draw:connector>
        <draw:connector draw:style-name="gr79" draw:layer="layout" draw:type="line" svg:x1="27.502cm" svg:y1="44.25cm" svg:x2="23.002cm" svg:y2="44.25cm" draw:start-shape="id57" draw:start-glue-point="3" draw:end-shape="id58" draw:end-glue-point="1" svg:d="m27502 44250h-4500">
          <text:p/>
        </draw:connector>
        <draw:frame draw:style-name="gr7" draw:text-style-name="P26" draw:layer="layout" svg:width="4cm" svg:height="1.75cm" svg:x="23.002cm" svg:y="42.25cm">
          <draw:text-box>
            <text:p text:style-name="P25"><text:span text:style-name="T24">[default config]</text:span></text:p>
          </draw:text-box>
        </draw:frame>
        <draw:connector draw:style-name="gr79" draw:layer="layout" draw:type="line" svg:x1="37.002cm" svg:y1="36cm" svg:x2="34.001cm" svg:y2="29.6cm" draw:start-shape="id59" draw:start-glue-point="0" draw:end-shape="id55" draw:end-glue-point="6" svg:d="m37002 36000-3001-6400">
          <text:p/>
        </draw:connector>
        <draw:connector draw:style-name="gr79" draw:layer="layout" draw:type="line" svg:x1="34.002cm" svg:y1="37.5cm" svg:x2="25.002cm" svg:y2="37.25cm" draw:start-shape="id59" draw:start-glue-point="3" draw:end-shape="id56" draw:end-glue-point="1" svg:d="m34002 37500-9000-250">
          <text:p/>
        </draw:connector>
        <draw:rect draw:style-name="gr80" draw:text-style-name="P28" draw:layer="layout" svg:width="10.5cm" svg:height="2.5cm" svg:x="69.502cm" svg:y="41cm">
          <text:p text:style-name="P27"><text:span text:style-name="T16">API (stored procedured)</text:span></text:p>
        </draw:rect>
        <draw:connector draw:style-name="gr81" draw:layer="layout" svg:x1="49.082cm" svg:y1="22.942cm" svg:x2="55.882cm" svg:y2="22.942cm" svg:d="m49082 22942h6800">
          <text:p/>
        </draw:connector>
        <draw:connector draw:style-name="gr81" draw:layer="layout" svg:x1="47.002cm" svg:y1="20.25cm" svg:x2="52.502cm" svg:y2="20.25cm" draw:start-shape="id60" draw:start-glue-point="1" draw:end-shape="id61" draw:end-glue-point="3" svg:d="m47002 20250h5500">
          <text:p/>
        </draw:connector>
        <draw:polyline draw:style-name="gr82" draw:text-style-name="P2" draw:layer="layout" svg:width="12.499cm" svg:height="3.499cm" svg:x="67.002cm" svg:y="19.5cm" svg:viewBox="0 0 12500 3500" draw:points="0,194 12500,194 12500,3500 321,3500 321,0">
          <text:p/>
        </draw:polyline>
        <draw:frame draw:style-name="gr7" draw:text-style-name="P9" draw:layer="layout" svg:width="11cm" svg:height="1.75cm" svg:x="68.002cm" svg:y="20.75cm">
          <draw:text-box>
            <text:p><text:span text:style-name="T12">Package: [pkg-name]</text:span></text:p>
          </draw:text-box>
        </draw:frame>
        <draw:custom-shape draw:style-name="gr83" draw:text-style-name="P29" draw:layer="layout" svg:width="7.5cm" svg:height="2.873cm" svg:x="59.502cm" svg:y="40.5cm">
          <text:p text:style-name="P2"><text:span text:style-name="T25">VIEW</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4" draw:text-style-name="P30" draw:id="id62" draw:layer="layout" svg:width="8cm" svg:height="4.5cm" svg:x="71.502cm" svg:y="44.5cm">
          <text:p text:style-name="P2"><text:span text:style-name="T20">(Trigger)</text:span></text:p>
          <text:p text:style-name="P2"><text:span text:style-name="T20">AFTER|BEFORE INSERT, UPDATE, DELETE</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85" draw:text-style-name="P2" draw:id="id60" draw:layer="layout" svg:width="4cm" svg:height="1.5cm" svg:x="43.002cm" svg:y="19.5cm">
          <text:p text:style-name="P2"><text:span text:style-name="T25">Entity A</text:span></text:p>
          <draw:enhanced-geometry svg:viewBox="0 0 21600 21600" draw:type="rectangle" draw:enhanced-path="M 0 0 L 21600 0 21600 21600 0 21600 0 0 Z N"/>
        </draw:custom-shape>
        <draw:custom-shape draw:style-name="gr85" draw:text-style-name="P2" draw:id="id61" draw:layer="layout" svg:width="4cm" svg:height="1.5cm" svg:x="52.502cm" svg:y="19.5cm">
          <text:p text:style-name="P2"><text:span text:style-name="T25">Entity B</text:span></text:p>
          <draw:enhanced-geometry svg:viewBox="0 0 21600 21600" draw:type="rectangle" draw:enhanced-path="M 0 0 L 21600 0 21600 21600 0 21600 0 0 Z N"/>
        </draw:custom-shape>
        <draw:custom-shape draw:style-name="gr86" draw:text-style-name="P2" draw:layer="layout" svg:width="5.5cm" svg:height="3.5cm" svg:x="42.502cm" svg:y="35cm">
          <text:p text:style-name="P2"><text:span text:style-name="T25">Superclass </text:span></text:p>
          <text:p text:style-name="P2"><text:span text:style-name="T25">abstract</text:span></text:p>
          <text:p text:style-name="P2"><text:span text:style-name="T25">entity</text:span></text:p>
          <draw:enhanced-geometry svg:viewBox="0 0 21600 21600" draw:type="rectangle" draw:enhanced-path="M 0 0 L 21600 0 21600 21600 0 21600 0 0 Z N"/>
        </draw:custom-shape>
        <draw:custom-shape draw:style-name="gr85" draw:text-style-name="P2" draw:id="id31" draw:layer="layout" svg:width="5cm" svg:height="2cm" svg:x="43.002cm" svg:y="26.5cm">
          <text:p text:style-name="P2"><text:span text:style-name="T25">Superclass</text:span></text:p>
          <text:p text:style-name="P2"><text:span text:style-name="T25">entity</text:span></text:p>
          <draw:enhanced-geometry svg:viewBox="0 0 21600 21600" draw:type="rectangle" draw:enhanced-path="M 0 0 L 21600 0 21600 21600 0 21600 0 0 Z N"/>
        </draw:custom-shape>
        <draw:custom-shape draw:style-name="gr85" draw:text-style-name="P2" draw:id="id30" draw:layer="layout" svg:width="5cm" svg:height="2cm" svg:x="43.002cm" svg:y="32cm">
          <text:p text:style-name="P2"><text:span text:style-name="T25">Subclass</text:span></text:p>
          <text:p text:style-name="P2"><text:span text:style-name="T25">entity</text:span></text:p>
          <draw:enhanced-geometry svg:viewBox="0 0 21600 21600" draw:type="rectangle" draw:enhanced-path="M 0 0 L 21600 0 21600 21600 0 21600 0 0 Z N"/>
        </draw:custom-shape>
        <draw:custom-shape draw:style-name="gr87" draw:text-style-name="P31" draw:id="id57" draw:layer="layout" svg:width="14.5cm" svg:height="6.5cm" svg:x="27.502cm" svg:y="41cm">
          <text:p text:style-name="P31"><text:span text:style-name="T25">Configuration instance</text:span></text:p>
          <text:p text:style-name="P31"><text:span text:style-name="T25"/></text:p>
          <text:p text:style-name="P31"><text:span text:style-name="T25">Configuration name</text:span></text:p>
          <text:p text:style-name="P31"><text:span text:style-name="T25"/></text:p>
          <text:p text:style-name="P31"><text:span text:style-name="T26">[SUBCONFIG] Option_1</text:span><text:span text:style-name="T27"> = "Value_1"</text:span></text:p>
          <text:p text:style-name="P31"><text:span text:style-name="T28">[SUBCONFIG] Option_2 </text:span><text:span text:style-name="T27">= ^Reference_1</text:span></text:p>
          <text:p text:style-name="P31"><text:span text:style-name="T28">[LEAF] Option_3</text:span><text:span text:style-name="T28"><text:tab/></text:span><text:span text:style-name="T28"> </text:span><text:span text:style-name="T27">= "Value_2"</text:span></text:p>
          <text:p text:style-name="P31"><text:span text:style-name="T29">[LEAF] Option_4 </text:span><text:span text:style-name="T30">= "Value_3"</text:span></text:p>
          <draw:enhanced-geometry svg:viewBox="0 0 21600 21600" draw:type="rectangle" draw:enhanced-path="M 0 0 L 21600 0 21600 21600 0 21600 0 0 Z N"/>
        </draw:custom-shape>
        <draw:custom-shape draw:style-name="gr88" draw:text-style-name="P33" draw:layer="layout" svg:width="12cm" svg:height="4.5cm" svg:x="10.002cm" svg:y="42cm">
          <text:p text:style-name="P32"><text:span text:style-name="T26">[SUBCONFIG] Option_1</text:span></text:p>
          <text:p text:style-name="P32"><text:span text:style-name="T28">[SUBCONFIG] Option_2</text:span></text:p>
          <text:p text:style-name="P32"><text:span text:style-name="T28">[LEAF] Option_3</text:span></text:p>
          <text:p text:style-name="P32"><text:span text:style-name="T29">[LEAF] Option_4</text:span></text:p>
          <draw:enhanced-geometry svg:viewBox="0 0 21600 21600" draw:type="rectangle" draw:enhanced-path="M 0 0 L 21600 0 21600 21600 0 21600 0 0 Z N"/>
        </draw:custom-shape>
        <draw:custom-shape draw:style-name="gr88" draw:text-style-name="P35" draw:id="id58" draw:layer="layout" svg:width="1cm" svg:height="4.5cm" svg:x="22.002cm" svg:y="42cm">
          <text:p text:style-name="P34"><text:span text:style-name="T30">*</text:span></text:p>
          <text:p text:style-name="P34"><text:span text:style-name="T31">*</text:span></text:p>
          <text:p text:style-name="P34"><text:span text:style-name="T32">o</text:span></text:p>
          <text:p text:style-name="P34"><text:span text:style-name="T32">o</text:span></text:p>
          <draw:enhanced-geometry svg:viewBox="0 0 21600 21600" draw:type="rectangle" draw:enhanced-path="M 0 0 L 21600 0 21600 21600 0 21600 0 0 Z N"/>
        </draw:custom-shape>
        <draw:custom-shape draw:style-name="gr89" draw:text-style-name="P2" draw:layer="layout" svg:width="12cm" svg:height="1cm" svg:x="10.002cm" svg:y="41cm">
          <text:p text:style-name="P2"><text:span text:style-name="T25">Configurable entity name</text:span></text:p>
          <draw:enhanced-geometry svg:viewBox="0 0 21600 21600" draw:type="rectangle" draw:enhanced-path="M 0 0 L 21600 0 21600 21600 0 21600 0 0 Z N"/>
        </draw:custom-shape>
        <draw:custom-shape draw:style-name="gr90" draw:text-style-name="P33" draw:layer="layout" svg:width="12cm" svg:height="4.5cm" svg:x="12.002cm" svg:y="35cm">
          <text:p text:style-name="P32"><text:span text:style-name="T30">Primary Key </text:span></text:p>
          <text:p text:style-name="P32"><text:span text:style-name="T33"/></text:p>
          <text:p text:style-name="P32"><text:span text:style-name="T34">Foreign Key</text:span></text:p>
          <text:p text:style-name="P32"><text:span text:style-name="T33">Codifier (C)</text:span></text:p>
          <text:p text:style-name="P32"><text:span text:style-name="T33">Field</text:span></text:p>
          <text:p text:style-name="P32"><text:span text:style-name="T33">Field [length constraint]</text:span></text:p>
          <draw:enhanced-geometry svg:viewBox="0 0 21600 21600" draw:type="rectangle" draw:enhanced-path="M 0 0 L 21600 0 21600 21600 0 21600 0 0 Z N"/>
        </draw:custom-shape>
        <draw:custom-shape draw:style-name="gr90" draw:text-style-name="P36" draw:id="id56" draw:layer="layout" svg:width="1cm" svg:height="4.5cm" svg:x="24.002cm" svg:y="35cm">
          <text:p text:style-name="P34"><text:span text:style-name="T35">#</text:span></text:p>
          <text:p text:style-name="P34"><text:span text:style-name="T35"/></text:p>
          <text:p text:style-name="P34"><text:span text:style-name="T35">*</text:span></text:p>
          <text:p text:style-name="P34"><text:span text:style-name="T26">*</text:span></text:p>
          <text:p text:style-name="P34"><text:span text:style-name="T35">o</text:span></text:p>
          <text:p text:style-name="P34"><text:span text:style-name="T35">o</text:span></text:p>
          <draw:enhanced-geometry svg:viewBox="0 0 21600 21600" draw:type="rectangle" draw:enhanced-path="M 0 0 L 21600 0 21600 21600 0 21600 0 0 Z N"/>
        </draw:custom-shape>
        <draw:custom-shape draw:style-name="gr91" draw:text-style-name="P2" draw:layer="layout" svg:width="12cm" svg:height="1cm" svg:x="12.002cm" svg:y="34cm">
          <text:p text:style-name="P2"><text:span text:style-name="T25">Entity</text:span></text:p>
          <draw:enhanced-geometry svg:viewBox="0 0 21600 21600" draw:type="rectangle" draw:enhanced-path="M 0 0 L 21600 0 21600 21600 0 21600 0 0 Z N"/>
        </draw:custom-shape>
        <draw:custom-shape draw:style-name="gr92" draw:text-style-name="P31" draw:id="id59" draw:layer="layout" svg:width="6cm" svg:height="3cm" svg:x="34.002cm" svg:y="36cm">
          <text:p text:style-name="P31"><text:span text:style-name="T30">Codifier name</text:span></text:p>
          <text:p text:style-name="P31"><text:span text:style-name="T33"/></text:p>
          <text:p text:style-name="P31"><text:span text:style-name="T33">Codes...</text:span></text:p>
          <draw:enhanced-geometry svg:viewBox="0 0 21600 21600" draw:type="rectangle" draw:enhanced-path="M 0 0 L 21600 0 21600 21600 0 21600 0 0 Z N"/>
        </draw:custom-shape>
        <draw:custom-shape draw:style-name="gr93" draw:text-style-name="P31" draw:id="id54" draw:layer="layout" svg:width="5cm" svg:height="3cm" svg:x="27.502cm" svg:y="32.5cm">
          <text:p text:style-name="P31"><text:span text:style-name="T30">Enum name</text:span></text:p>
          <text:p text:style-name="P31"><text:span text:style-name="T33"/></text:p>
          <text:p text:style-name="P31"><text:span text:style-name="T33">Literals...</text:span></text:p>
          <draw:enhanced-geometry svg:viewBox="0 0 21600 21600" draw:type="rectangle" draw:enhanced-path="M 0 0 L 21600 0 21600 21600 0 21600 0 0 Z N"/>
        </draw:custom-shape>
        <draw:custom-shape draw:style-name="gr85" draw:text-style-name="P2" draw:id="id33" draw:layer="layout" svg:width="11cm" svg:height="1.988cm" svg:x="14.002cm" svg:y="22cm">
          <text:p text:style-name="P2"><text:span text:style-name="T25">Entity </text:span></text:p>
          <text:p text:style-name="P2"><text:span text:style-name="T36">(name of row in a table)</text:span></text:p>
          <draw:enhanced-geometry svg:viewBox="0 0 21600 21600" draw:type="rectangle" draw:enhanced-path="M 0 0 L 21600 0 21600 21600 0 21600 0 0 Z N"/>
        </draw:custom-shape>
        <draw:custom-shape draw:style-name="gr94" draw:text-style-name="P2" draw:layer="layout" svg:width="11cm" svg:height="3.5cm" svg:x="14.002cm" svg:y="25cm">
          <text:p/>
          <draw:enhanced-geometry svg:viewBox="0 0 21600 21600" draw:type="rectangle" draw:enhanced-path="M 0 0 L 21600 0 21600 21600 0 21600 0 0 Z N"/>
        </draw:custom-shape>
        <draw:custom-shape draw:style-name="gr85" draw:text-style-name="P2" draw:layer="layout" svg:width="10cm" svg:height="2.5cm" svg:x="14.502cm" svg:y="25.5cm">
          <text:p text:style-name="P2"><text:span text:style-name="T25">Weak entity </text:span></text:p>
          <text:p text:style-name="P2"><text:span text:style-name="T33">(It's PK depends on </text:span></text:p>
          <text:p text:style-name="P2"><text:span text:style-name="T33">PK of other entity)</text:span></text:p>
          <draw:enhanced-geometry svg:viewBox="0 0 21600 21600" draw:type="rectangle" draw:enhanced-path="M 0 0 L 21600 0 21600 21600 0 21600 0 0 Z N"/>
        </draw:custom-shape>
        <draw:custom-shape draw:style-name="gr94" draw:text-style-name="P2" draw:layer="layout" svg:width="11cm" svg:height="3.5cm" svg:x="14.002cm" svg:y="29cm">
          <text:p/>
          <draw:enhanced-geometry svg:viewBox="0 0 21600 21600" draw:type="rectangle" draw:enhanced-path="M 0 0 L 21600 0 21600 21600 0 21600 0 0 Z N"/>
        </draw:custom-shape>
        <draw:custom-shape draw:style-name="gr85" draw:text-style-name="P2" draw:layer="layout" svg:width="9.5cm" svg:height="2.5cm" svg:x="14.502cm" svg:y="29.5cm">
          <text:p text:style-name="P2"><text:span text:style-name="T25">Deeply-weak entity </text:span></text:p>
          <text:p text:style-name="P2"><text:span text:style-name="T33">(It's PK depends on </text:span></text:p>
          <text:p text:style-name="P2"><text:span text:style-name="T33">PK of other weak entity)</text:span></text:p>
          <draw:enhanced-geometry svg:viewBox="0 0 21600 21600" draw:type="rectangle" draw:enhanced-path="M 0 0 L 21600 0 21600 21600 0 21600 0 0 Z N"/>
        </draw:custom-shape>
        <draw:custom-shape draw:style-name="gr91" draw:text-style-name="P2" draw:layer="layout" svg:width="1cm" svg:height="3.5cm" svg:x="24.002cm" svg:y="29cm">
          <text:p text:style-name="P2"><text:span text:style-name="T25">2</text:span></text:p>
          <draw:enhanced-geometry svg:viewBox="0 0 21600 21600" draw:mirror-horizontal="true" draw:type="rectangle" draw:enhanced-path="M 0 0 L 21600 0 21600 21600 0 21600 0 0 Z N"/>
        </draw:custom-shape>
        <draw:frame draw:style-name="gr21" draw:text-style-name="P37" draw:layer="layout" svg:width="6cm" svg:height="1.25cm" svg:x="62.002cm" svg:y="47.25cm">
          <draw:text-box>
            <text:p text:style-name="P25"><text:span text:style-name="T37">Actions list</text:span></text:p>
          </draw:text-box>
        </draw:frame>
        <draw:connector draw:style-name="gr95" draw:text-style-name="P2" draw:layer="layout" draw:type="curve" svg:x1="71.502cm" svg:y1="46.75cm" svg:x2="56.502cm" svg:y2="44.75cm" draw:start-shape="id62" draw:start-glue-point="3" draw:end-shape="id63" draw:end-glue-point="1" svg:d="m71502 46750c-11250 0-3750-2000-15000-2000">
          <text:p/>
        </draw:connector>
        <draw:custom-shape draw:style-name="gr96" draw:text-style-name="P38" draw:layer="layout" svg:width="12cm" svg:height="1.5cm" svg:x="43.502cm" svg:y="41cm">
          <text:p text:style-name="P2"><text:span text:style-name="T38">Materialized view entity</text:span></text:p>
          <draw:enhanced-geometry svg:viewBox="0 0 21600 21600" draw:type="rectangle" draw:enhanced-path="M 0 0 L 21600 0 21600 21600 0 21600 0 0 Z N"/>
        </draw:custom-shape>
        <draw:custom-shape draw:style-name="gr97" draw:text-style-name="P33" draw:layer="layout" svg:width="12cm" svg:height="4.5cm" svg:x="43.502cm" svg:y="42.5cm">
          <text:p text:style-name="P32"><text:span text:style-name="T30">Primary Key </text:span></text:p>
          <text:p text:style-name="P32"><text:span text:style-name="T33"/></text:p>
          <text:p text:style-name="P32"><text:span text:style-name="T34">Foreign Key</text:span></text:p>
          <text:p text:style-name="P32"><text:span text:style-name="T33">Codifier (C)</text:span></text:p>
          <text:p text:style-name="P32"><text:span text:style-name="T33">Field</text:span></text:p>
          <text:p text:style-name="P32"><text:span text:style-name="T33">Field [length constraint]</text:span></text:p>
          <draw:enhanced-geometry svg:viewBox="0 0 21600 21600" draw:type="rectangle" draw:enhanced-path="M 0 0 L 21600 0 21600 21600 0 21600 0 0 Z N"/>
        </draw:custom-shape>
        <draw:custom-shape draw:style-name="gr97" draw:text-style-name="P36" draw:id="id63" draw:layer="layout" svg:width="1cm" svg:height="4.5cm" svg:x="55.502cm" svg:y="42.5cm">
          <text:p text:style-name="P34"><text:span text:style-name="T35">#</text:span></text:p>
          <text:p text:style-name="P34"><text:span text:style-name="T35"/></text:p>
          <text:p text:style-name="P34"><text:span text:style-name="T35">*</text:span></text:p>
          <text:p text:style-name="P34"><text:span text:style-name="T26">*</text:span></text:p>
          <text:p text:style-name="P34"><text:span text:style-name="T35">o</text:span></text:p>
          <text:p text:style-name="P34"><text:span text:style-name="T35">o</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8-19T22:27:24.37</dc:date>
    <dc:creator>Belka </dc:creator>
    <meta:editing-duration>PT118H38M29S</meta:editing-duration>
    <meta:editing-cycles>24</meta:editing-cycles>
    <meta:generator>OpenOffice.org/3.2$Win32 OpenOffice.org_project/320m17$Build-9498</meta:generator>
    <meta:document-statistic meta:object-count="266"/>
  </office:meta>
</office:document-meta>
</file>